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7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This spreadsheet refers to Concrete Mathematics 2<text:span text:style-name="T1">nd</text:span> edition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notes</text:p>
          </table:table-cell>
          <table:table-cell table:style-name="ce3"/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Exercises</text:p>
          </table:table-cell>
          <table:table-cell table:style-name="ce4"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2-09-09" calcext:value-type="date">
            <text:p>2022-09-0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4]+1" office:value-type="date" office:date-value="2022-09-10" calcext:value-type="date">
            <text:p>2022-09-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5]+1" office:value-type="date" office:date-value="2022-09-11" calcext:value-type="date">
            <text:p>2022-09-1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6]+1" office:value-type="date" office:date-value="2022-09-12" calcext:value-type="date">
            <text:p>2022-09-12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4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7]+1" office:value-type="date" office:date-value="2022-09-13" calcext:value-type="date">
            <text:p>2022-09-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5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8]+1" office:value-type="date" office:date-value="2022-09-14" calcext:value-type="date">
            <text:p>2022-09-1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6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9]+1" office:value-type="date" office:date-value="2022-09-15" calcext:value-type="date">
            <text:p>2022-09-1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7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10]+1" office:value-type="date" office:date-value="2022-09-16" calcext:value-type="date">
            <text:p>2022-09-1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8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11]+1" office:value-type="date" office:date-value="2022-09-17" calcext:value-type="date">
            <text:p>2022-09-17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9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TODO: pages 60,61,62 contain some proofs that I don’t fully understand, I need to go back and re-read those</text:p>
          </table:table-cell>
        </table:table-row>
        <table:table-row table:style-name="ro1">
          <table:table-cell/>
          <table:table-cell table:formula="of:=[.B12]+1" office:value-type="date" office:date-value="2022-09-18" calcext:value-type="date">
            <text:p>2022-09-18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0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13]+1" office:value-type="date" office:date-value="2022-09-19" calcext:value-type="date">
            <text:p>2022-09-19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1</text:p>
          </table:table-cell>
          <table:table-cell office:value-type="string" calcext:value-type="string">
            <text:p>11.a Done , 11.b Skipped</text:p>
          </table:table-cell>
          <table:table-cell table:number-columns-repeated="2"/>
        </table:table-row>
        <table:table-row table:style-name="ro1">
          <table:table-cell/>
          <table:table-cell table:formula="of:=[.B14]+1" office:value-type="date" office:date-value="2022-09-20" calcext:value-type="date">
            <text:p>2022-09-2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15]+1" office:value-type="date" office:date-value="2022-09-21" calcext:value-type="date">
            <text:p>2022-09-21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3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16]+1" office:value-type="date" office:date-value="2022-09-22" calcext:value-type="date">
            <text:p>2022-09-22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4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17]+1" office:value-type="date" office:date-value="2022-09-23" calcext:value-type="date">
            <text:p>2022-09-23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18]+1" office:value-type="date" office:date-value="2022-09-24" calcext:value-type="date">
            <text:p>2022-09-2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6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19]+1" office:value-type="date" office:date-value="2022-09-25" calcext:value-type="date">
            <text:p>2022-09-25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7</text:p>
          </table:table-cell>
          <table:table-cell office:value-type="string" calcext:value-type="string">
            <text:p>Partial</text:p>
          </table:table-cell>
          <table:table-cell table:number-columns-repeated="2"/>
        </table:table-row>
        <table:table-row table:style-name="ro1">
          <table:table-cell/>
          <table:table-cell table:formula="of:=[.B20]+1" office:value-type="date" office:date-value="2022-09-26" calcext:value-type="date">
            <text:p>2022-09-26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8</text:p>
          </table:table-cell>
          <table:table-cell office:value-type="string" calcext:value-type="string">
            <text:p>Understood solution, wrote out proof for inequality(still need to review)</text:p>
          </table:table-cell>
          <table:table-cell table:number-columns-repeated="2"/>
        </table:table-row>
        <table:table-row table:style-name="ro1">
          <table:table-cell/>
          <table:table-cell table:formula="of:=[.B21]+1" office:value-type="date" office:date-value="2022-09-27" calcext:value-type="date">
            <text:p>2022-09-27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9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22]+1" office:value-type="date" office:date-value="2022-09-28" calcext:value-type="date">
            <text:p>2022-09-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0</text:p>
          </table:table-cell>
          <table:table-cell office:value-type="string" calcext:value-type="string">
            <text:p>Done (analog of 1.16) ; Still have to understand what the hint means in both (e.g. review the repertoire method once again)</text:p>
          </table:table-cell>
          <table:table-cell table:number-columns-repeated="2"/>
        </table:table-row>
        <table:table-row table:style-name="ro1">
          <table:table-cell/>
          <table:table-cell table:formula="of:=[.B23]+1" office:value-type="date" office:date-value="2022-09-29" calcext:value-type="date">
            <text:p>2022-09-2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1</text:p>
          </table:table-cell>
          <table:table-cell office:value-type="string" calcext:value-type="string">
            <text:p>Skipped (I don’t yet understand the proof)</text:p>
          </table:table-cell>
          <table:table-cell table:number-columns-repeated="2"/>
        </table:table-row>
        <table:table-row table:style-name="ro1">
          <table:table-cell/>
          <table:table-cell table:formula="of:=[.B24]+1" office:value-type="date" office:date-value="2022-09-30" calcext:value-type="date">
            <text:p>2022-09-3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2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25]+1" office:value-type="date" office:date-value="2022-10-01" calcext:value-type="date">
            <text:p>2022-10-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3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26]+1" office:value-type="date" office:date-value="2022-10-02" calcext:value-type="date">
            <text:p>2022-10-0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4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27]+1" office:value-type="date" office:date-value="2022-10-03" calcext:value-type="date">
            <text:p>2022-10-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5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28]+1" office:value-type="date" office:date-value="2022-10-04" calcext:value-type="date">
            <text:p>2022-10-0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6</text:p>
          </table:table-cell>
          <table:table-cell office:value-type="string" calcext:value-type="string">
            <text:p>Skipped</text:p>
          </table:table-cell>
          <table:table-cell table:number-columns-repeated="2"/>
        </table:table-row>
        <table:table-row table:style-name="ro1">
          <table:table-cell/>
          <table:table-cell table:formula="of:=[.B29]+1" office:value-type="date" office:date-value="2022-10-05" calcext:value-type="date">
            <text:p>2022-10-0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30]+1" office:value-type="date" office:date-value="2022-10-06" calcext:value-type="date">
            <text:p>2022-10-0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31]+1" office:value-type="date" office:date-value="2022-10-07" calcext:value-type="date">
            <text:p>2022-10-0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32]+1" office:value-type="date" office:date-value="2022-10-08" calcext:value-type="date">
            <text:p>2022-10-0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4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33]+1" office:value-type="date" office:date-value="2022-10-09" calcext:value-type="date">
            <text:p>2022-10-0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34]+1" office:value-type="date" office:date-value="2022-10-10" calcext:value-type="date">
            <text:p>2022-10-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6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35]+1" office:value-type="date" office:date-value="2022-10-11" calcext:value-type="date">
            <text:p>2022-10-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7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36]+1" office:value-type="date" office:date-value="2022-10-12" calcext:value-type="date">
            <text:p>2022-10-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8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37]+1" office:value-type="date" office:date-value="2022-10-13" calcext:value-type="date">
            <text:p>2022-10-1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9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38]+1" office:value-type="date" office:date-value="2022-10-14" calcext:value-type="date">
            <text:p>2022-10-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0</text:p>
          </table:table-cell>
          <table:table-cell office:value-type="string" calcext:value-type="string">
            <text:p>Skipped (I don’t yet understand the proof)</text:p>
          </table:table-cell>
          <table:table-cell table:number-columns-repeated="2"/>
        </table:table-row>
        <table:table-row table:style-name="ro1">
          <table:table-cell/>
          <table:table-cell table:formula="of:=[.B39]+1" office:value-type="date" office:date-value="2022-10-15" calcext:value-type="date">
            <text:p>2022-10-1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1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40]+1" office:value-type="date" office:date-value="2022-10-16" calcext:value-type="date">
            <text:p>2022-10-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41]+1" office:value-type="date" office:date-value="2022-10-17" calcext:value-type="date">
            <text:p>2022-10-1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3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42]+1" office:value-type="date" office:date-value="2022-10-18" calcext:value-type="date">
            <text:p>2022-10-1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4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43]+1" office:value-type="date" office:date-value="2022-10-19" calcext:value-type="date">
            <text:p>2022-10-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44]+1" office:value-type="date" office:date-value="2022-10-20" calcext:value-type="date">
            <text:p>2022-10-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6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45]+1" office:value-type="date" office:date-value="2022-10-21" calcext:value-type="date">
            <text:p>2022-10-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7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Note: converting between rising and falling factorials</text:p>
          </table:table-cell>
          <table:table-cell/>
        </table:table-row>
        <table:table-row table:style-name="ro1">
          <table:table-cell/>
          <table:table-cell table:formula="of:=[.B46]+1" office:value-type="date" office:date-value="2022-10-22" calcext:value-type="date">
            <text:p>2022-10-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8</text:p>
          </table:table-cell>
          <table:table-cell office:value-type="string" calcext:value-type="string">
            <text:p>Partial</text:p>
          </table:table-cell>
          <table:table-cell table:number-columns-repeated="2"/>
        </table:table-row>
        <table:table-row table:style-name="ro1">
          <table:table-cell/>
          <table:table-cell table:formula="of:=[.B47]+1" office:value-type="date" office:date-value="2022-10-23" calcext:value-type="date">
            <text:p>2022-10-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9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48]+1" office:value-type="date" office:date-value="2022-10-24" calcext:value-type="date">
            <text:p>2022-10-2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0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49]+1" office:value-type="date" office:date-value="2022-10-25" calcext:value-type="date">
            <text:p>2022-10-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1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[.B50]+1" office:value-type="date" office:date-value="2022-10-26" calcext:value-type="date">
            <text:p>2022-10-2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2</text:p>
          </table:table-cell>
          <table:table-cell table:number-columns-repeated="3"/>
        </table:table-row>
        <table:table-row table:style-name="ro1">
          <table:table-cell/>
          <table:table-cell table:formula="of:=[.B51]+1" office:value-type="date" office:date-value="2022-10-27" calcext:value-type="date">
            <text:p>2022-10-2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3</text:p>
          </table:table-cell>
          <table:table-cell table:number-columns-repeated="3"/>
        </table:table-row>
        <table:table-row table:style-name="ro1">
          <table:table-cell/>
          <table:table-cell table:formula="of:=[.B52]+1" office:value-type="date" office:date-value="2022-10-28" calcext:value-type="date">
            <text:p>2022-10-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4</text:p>
          </table:table-cell>
          <table:table-cell table:number-columns-repeated="3"/>
        </table:table-row>
        <table:table-row table:style-name="ro1">
          <table:table-cell/>
          <table:table-cell table:formula="of:=[.B53]+1" office:value-type="date" office:date-value="2022-10-29" calcext:value-type="date">
            <text:p>2022-10-2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5</text:p>
          </table:table-cell>
          <table:table-cell table:number-columns-repeated="3"/>
        </table:table-row>
        <table:table-row table:style-name="ro1">
          <table:table-cell/>
          <table:table-cell table:formula="of:=[.B54]+1" office:value-type="date" office:date-value="2022-10-30" calcext:value-type="date">
            <text:p>2022-10-3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6</text:p>
          </table:table-cell>
          <table:table-cell table:number-columns-repeated="3"/>
        </table:table-row>
        <table:table-row table:style-name="ro1">
          <table:table-cell/>
          <table:table-cell table:formula="of:=[.B55]+1" office:value-type="date" office:date-value="2022-10-31" calcext:value-type="date">
            <text:p>2022-10-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7</text:p>
          </table:table-cell>
          <table:table-cell table:number-columns-repeated="3"/>
        </table:table-row>
        <table:table-row table:style-name="ro1">
          <table:table-cell/>
          <table:table-cell table:formula="of:=[.B56]+1" office:value-type="date" office:date-value="2022-11-01" calcext:value-type="date">
            <text:p>2022-11-0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8</text:p>
          </table:table-cell>
          <table:table-cell table:number-columns-repeated="3"/>
        </table:table-row>
        <table:table-row table:style-name="ro1">
          <table:table-cell/>
          <table:table-cell table:formula="of:=[.B57]+1" office:value-type="date" office:date-value="2022-11-02" calcext:value-type="date">
            <text:p>2022-11-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9</text:p>
          </table:table-cell>
          <table:table-cell table:number-columns-repeated="3"/>
        </table:table-row>
        <table:table-row table:style-name="ro1">
          <table:table-cell/>
          <table:table-cell table:formula="of:=[.B58]+1" office:value-type="date" office:date-value="2022-11-03" calcext:value-type="date">
            <text:p>2022-11-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0</text:p>
          </table:table-cell>
          <table:table-cell table:number-columns-repeated="3"/>
        </table:table-row>
        <table:table-row table:style-name="ro1">
          <table:table-cell/>
          <table:table-cell table:formula="of:=[.B59]+1" office:value-type="date" office:date-value="2022-11-04" calcext:value-type="date">
            <text:p>2022-11-0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/>
          <table:table-cell table:formula="of:=[.B60]+1" office:value-type="date" office:date-value="2022-11-05" calcext:value-type="date">
            <text:p>2022-11-0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2</text:p>
          </table:table-cell>
          <table:table-cell table:number-columns-repeated="3"/>
        </table:table-row>
        <table:table-row table:style-name="ro1">
          <table:table-cell/>
          <table:table-cell table:formula="of:=[.B61]+1" office:value-type="date" office:date-value="2022-11-06" calcext:value-type="date">
            <text:p>2022-11-0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3</text:p>
          </table:table-cell>
          <table:table-cell table:number-columns-repeated="3"/>
        </table:table-row>
        <table:table-row table:style-name="ro1">
          <table:table-cell/>
          <table:table-cell table:formula="of:=[.B62]+1" office:value-type="date" office:date-value="2022-11-07" calcext:value-type="date">
            <text:p>2022-11-0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4</text:p>
          </table:table-cell>
          <table:table-cell table:number-columns-repeated="3"/>
        </table:table-row>
        <table:table-row table:style-name="ro1">
          <table:table-cell/>
          <table:table-cell table:formula="of:=[.B63]+1" office:value-type="date" office:date-value="2022-11-08" calcext:value-type="date">
            <text:p>2022-11-0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5</text:p>
          </table:table-cell>
          <table:table-cell table:number-columns-repeated="3"/>
        </table:table-row>
        <table:table-row table:style-name="ro1">
          <table:table-cell/>
          <table:table-cell table:formula="of:=[.B64]+1" office:value-type="date" office:date-value="2022-11-09" calcext:value-type="date">
            <text:p>2022-11-0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6</text:p>
          </table:table-cell>
          <table:table-cell table:number-columns-repeated="3"/>
        </table:table-row>
        <table:table-row table:style-name="ro1">
          <table:table-cell/>
          <table:table-cell table:formula="of:=[.B65]+1" office:value-type="date" office:date-value="2022-11-10" calcext:value-type="date">
            <text:p>2022-11-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7</text:p>
          </table:table-cell>
          <table:table-cell table:number-columns-repeated="3"/>
        </table:table-row>
        <table:table-row table:style-name="ro1">
          <table:table-cell/>
          <table:table-cell table:formula="of:=[.B66]+1" office:value-type="date" office:date-value="2022-11-11" calcext:value-type="date">
            <text:p>2022-11-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67]+1" office:value-type="date" office:date-value="2022-11-12" calcext:value-type="date">
            <text:p>2022-11-1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68]+1" office:value-type="date" office:date-value="2022-11-13" calcext:value-type="date">
            <text:p>2022-11-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[.B69]+1" office:value-type="date" office:date-value="2022-11-14" calcext:value-type="date">
            <text:p>2022-11-1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70]+1" office:value-type="date" office:date-value="2022-11-15" calcext:value-type="date">
            <text:p>2022-11-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</text:p>
          </table:table-cell>
          <table:table-cell table:number-columns-repeated="3"/>
        </table:table-row>
        <table:table-row table:style-name="ro1">
          <table:table-cell/>
          <table:table-cell table:formula="of:=[.B71]+1" office:value-type="date" office:date-value="2022-11-16" calcext:value-type="date">
            <text:p>2022-11-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6</text:p>
          </table:table-cell>
          <table:table-cell table:number-columns-repeated="3"/>
        </table:table-row>
        <table:table-row table:style-name="ro1">
          <table:table-cell/>
          <table:table-cell table:formula="of:=[.B72]+1" office:value-type="date" office:date-value="2022-11-17" calcext:value-type="date">
            <text:p>2022-11-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7</text:p>
          </table:table-cell>
          <table:table-cell table:number-columns-repeated="3"/>
        </table:table-row>
        <table:table-row table:style-name="ro1">
          <table:table-cell/>
          <table:table-cell table:formula="of:=[.B73]+1" office:value-type="date" office:date-value="2022-11-18" calcext:value-type="date">
            <text:p>2022-11-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8</text:p>
          </table:table-cell>
          <table:table-cell table:number-columns-repeated="3"/>
        </table:table-row>
        <table:table-row table:style-name="ro1">
          <table:table-cell/>
          <table:table-cell table:formula="of:=[.B74]+1" office:value-type="date" office:date-value="2022-11-19" calcext:value-type="date">
            <text:p>2022-11-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9</text:p>
          </table:table-cell>
          <table:table-cell table:number-columns-repeated="3"/>
        </table:table-row>
        <table:table-row table:style-name="ro1">
          <table:table-cell/>
          <table:table-cell table:formula="of:=[.B75]+1" office:value-type="date" office:date-value="2022-11-20" calcext:value-type="date">
            <text:p>2022-11-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0</text:p>
          </table:table-cell>
          <table:table-cell table:number-columns-repeated="3"/>
        </table:table-row>
        <table:table-row table:style-name="ro1">
          <table:table-cell/>
          <table:table-cell table:formula="of:=[.B76]+1" office:value-type="date" office:date-value="2022-11-21" calcext:value-type="date">
            <text:p>2022-11-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1</text:p>
          </table:table-cell>
          <table:table-cell table:number-columns-repeated="3"/>
        </table:table-row>
        <table:table-row table:style-name="ro1">
          <table:table-cell/>
          <table:table-cell table:formula="of:=[.B77]+1" office:value-type="date" office:date-value="2022-11-22" calcext:value-type="date">
            <text:p>2022-11-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2</text:p>
          </table:table-cell>
          <table:table-cell table:number-columns-repeated="3"/>
        </table:table-row>
        <table:table-row table:style-name="ro1">
          <table:table-cell/>
          <table:table-cell table:formula="of:=[.B78]+1" office:value-type="date" office:date-value="2022-11-23" calcext:value-type="date">
            <text:p>2022-11-2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3</text:p>
          </table:table-cell>
          <table:table-cell table:number-columns-repeated="3"/>
        </table:table-row>
        <table:table-row table:style-name="ro1">
          <table:table-cell/>
          <table:table-cell table:formula="of:=[.B79]+1" office:value-type="date" office:date-value="2022-11-24" calcext:value-type="date">
            <text:p>2022-11-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4</text:p>
          </table:table-cell>
          <table:table-cell table:number-columns-repeated="3"/>
        </table:table-row>
        <table:table-row table:style-name="ro1">
          <table:table-cell/>
          <table:table-cell table:formula="of:=[.B80]+1" office:value-type="date" office:date-value="2022-11-25" calcext:value-type="date">
            <text:p>2022-11-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5</text:p>
          </table:table-cell>
          <table:table-cell table:number-columns-repeated="3"/>
        </table:table-row>
        <table:table-row table:style-name="ro1">
          <table:table-cell/>
          <table:table-cell table:formula="of:=[.B81]+1" office:value-type="date" office:date-value="2022-11-26" calcext:value-type="date">
            <text:p>2022-11-2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6</text:p>
          </table:table-cell>
          <table:table-cell table:number-columns-repeated="3"/>
        </table:table-row>
        <table:table-row table:style-name="ro1">
          <table:table-cell/>
          <table:table-cell table:formula="of:=[.B82]+1" office:value-type="date" office:date-value="2022-11-27" calcext:value-type="date">
            <text:p>2022-11-2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7</text:p>
          </table:table-cell>
          <table:table-cell table:number-columns-repeated="3"/>
        </table:table-row>
        <table:table-row table:style-name="ro1">
          <table:table-cell/>
          <table:table-cell table:formula="of:=[.B83]+1" office:value-type="date" office:date-value="2022-11-28" calcext:value-type="date">
            <text:p>2022-11-2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8</text:p>
          </table:table-cell>
          <table:table-cell table:number-columns-repeated="3"/>
        </table:table-row>
        <table:table-row table:style-name="ro1">
          <table:table-cell/>
          <table:table-cell table:formula="of:=[.B84]+1" office:value-type="date" office:date-value="2022-11-29" calcext:value-type="date">
            <text:p>2022-11-2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9</text:p>
          </table:table-cell>
          <table:table-cell table:number-columns-repeated="3"/>
        </table:table-row>
        <table:table-row table:style-name="ro1">
          <table:table-cell/>
          <table:table-cell table:formula="of:=[.B85]+1" office:value-type="date" office:date-value="2022-11-30" calcext:value-type="date">
            <text:p>2022-11-3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0</text:p>
          </table:table-cell>
          <table:table-cell table:number-columns-repeated="3"/>
        </table:table-row>
        <table:table-row table:style-name="ro1">
          <table:table-cell/>
          <table:table-cell table:formula="of:=[.B86]+1" office:value-type="date" office:date-value="2022-12-01" calcext:value-type="date">
            <text:p>2022-12-0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1</text:p>
          </table:table-cell>
          <table:table-cell table:number-columns-repeated="3"/>
        </table:table-row>
        <table:table-row table:style-name="ro1">
          <table:table-cell/>
          <table:table-cell table:formula="of:=[.B87]+1" office:value-type="date" office:date-value="2022-12-02" calcext:value-type="date">
            <text:p>2022-12-0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2</text:p>
          </table:table-cell>
          <table:table-cell table:number-columns-repeated="3"/>
        </table:table-row>
        <table:table-row table:style-name="ro1">
          <table:table-cell/>
          <table:table-cell table:formula="of:=[.B88]+1" office:value-type="date" office:date-value="2022-12-03" calcext:value-type="date">
            <text:p>2022-12-0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3</text:p>
          </table:table-cell>
          <table:table-cell table:number-columns-repeated="3"/>
        </table:table-row>
        <table:table-row table:style-name="ro1">
          <table:table-cell/>
          <table:table-cell table:formula="of:=[.B89]+1" office:value-type="date" office:date-value="2022-12-04" calcext:value-type="date">
            <text:p>2022-12-0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4</text:p>
          </table:table-cell>
          <table:table-cell table:number-columns-repeated="3"/>
        </table:table-row>
        <table:table-row table:style-name="ro1">
          <table:table-cell/>
          <table:table-cell table:formula="of:=[.B90]+1" office:value-type="date" office:date-value="2022-12-05" calcext:value-type="date">
            <text:p>2022-12-0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5</text:p>
          </table:table-cell>
          <table:table-cell table:number-columns-repeated="3"/>
        </table:table-row>
        <table:table-row table:style-name="ro1">
          <table:table-cell/>
          <table:table-cell table:formula="of:=[.B91]+1" office:value-type="date" office:date-value="2022-12-06" calcext:value-type="date">
            <text:p>2022-12-0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6</text:p>
          </table:table-cell>
          <table:table-cell table:number-columns-repeated="3"/>
        </table:table-row>
        <table:table-row table:style-name="ro1">
          <table:table-cell/>
          <table:table-cell table:formula="of:=[.B92]+1" office:value-type="date" office:date-value="2022-12-07" calcext:value-type="date">
            <text:p>2022-12-0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7</text:p>
          </table:table-cell>
          <table:table-cell table:number-columns-repeated="3"/>
        </table:table-row>
        <table:table-row table:style-name="ro1">
          <table:table-cell/>
          <table:table-cell table:formula="of:=[.B93]+1" office:value-type="date" office:date-value="2022-12-08" calcext:value-type="date">
            <text:p>2022-12-0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8</text:p>
          </table:table-cell>
          <table:table-cell table:number-columns-repeated="3"/>
        </table:table-row>
        <table:table-row table:style-name="ro1">
          <table:table-cell/>
          <table:table-cell table:formula="of:=[.B94]+1" office:value-type="date" office:date-value="2022-12-09" calcext:value-type="date">
            <text:p>2022-12-0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9</text:p>
          </table:table-cell>
          <table:table-cell table:number-columns-repeated="3"/>
        </table:table-row>
        <table:table-row table:style-name="ro1">
          <table:table-cell/>
          <table:table-cell table:formula="of:=[.B95]+1" office:value-type="date" office:date-value="2022-12-10" calcext:value-type="date">
            <text:p>2022-12-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0</text:p>
          </table:table-cell>
          <table:table-cell table:number-columns-repeated="3"/>
        </table:table-row>
        <table:table-row table:style-name="ro1">
          <table:table-cell/>
          <table:table-cell table:formula="of:=[.B96]+1" office:value-type="date" office:date-value="2022-12-11" calcext:value-type="date">
            <text:p>2022-12-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/>
          <table:table-cell table:formula="of:=[.B97]+1" office:value-type="date" office:date-value="2022-12-12" calcext:value-type="date">
            <text:p>2022-12-1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2</text:p>
          </table:table-cell>
          <table:table-cell table:number-columns-repeated="3"/>
        </table:table-row>
        <table:table-row table:style-name="ro1">
          <table:table-cell/>
          <table:table-cell table:formula="of:=[.B98]+1" office:value-type="date" office:date-value="2022-12-13" calcext:value-type="date">
            <text:p>2022-12-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3</text:p>
          </table:table-cell>
          <table:table-cell table:number-columns-repeated="3"/>
        </table:table-row>
        <table:table-row table:style-name="ro1">
          <table:table-cell/>
          <table:table-cell table:formula="of:=[.B99]+1" office:value-type="date" office:date-value="2022-12-14" calcext:value-type="date">
            <text:p>2022-12-1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4</text:p>
          </table:table-cell>
          <table:table-cell table:number-columns-repeated="3"/>
        </table:table-row>
        <table:table-row table:style-name="ro1">
          <table:table-cell/>
          <table:table-cell table:formula="of:=[.B100]+1" office:value-type="date" office:date-value="2022-12-15" calcext:value-type="date">
            <text:p>2022-12-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5</text:p>
          </table:table-cell>
          <table:table-cell table:number-columns-repeated="3"/>
        </table:table-row>
        <table:table-row table:style-name="ro1">
          <table:table-cell/>
          <table:table-cell table:formula="of:=[.B101]+1" office:value-type="date" office:date-value="2022-12-16" calcext:value-type="date">
            <text:p>2022-12-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6</text:p>
          </table:table-cell>
          <table:table-cell table:number-columns-repeated="3"/>
        </table:table-row>
        <table:table-row table:style-name="ro1">
          <table:table-cell/>
          <table:table-cell table:formula="of:=[.B102]+1" office:value-type="date" office:date-value="2022-12-17" calcext:value-type="date">
            <text:p>2022-12-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7</text:p>
          </table:table-cell>
          <table:table-cell table:number-columns-repeated="3"/>
        </table:table-row>
        <table:table-row table:style-name="ro1">
          <table:table-cell/>
          <table:table-cell table:formula="of:=[.B103]+1" office:value-type="date" office:date-value="2022-12-18" calcext:value-type="date">
            <text:p>2022-12-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8</text:p>
          </table:table-cell>
          <table:table-cell table:number-columns-repeated="3"/>
        </table:table-row>
        <table:table-row table:style-name="ro1">
          <table:table-cell/>
          <table:table-cell table:formula="of:=[.B104]+1" office:value-type="date" office:date-value="2022-12-19" calcext:value-type="date">
            <text:p>2022-12-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9</text:p>
          </table:table-cell>
          <table:table-cell table:number-columns-repeated="3"/>
        </table:table-row>
        <table:table-row table:style-name="ro1">
          <table:table-cell/>
          <table:table-cell table:formula="of:=[.B105]+1" office:value-type="date" office:date-value="2022-12-20" calcext:value-type="date">
            <text:p>2022-12-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0</text:p>
          </table:table-cell>
          <table:table-cell table:number-columns-repeated="3"/>
        </table:table-row>
        <table:table-row table:style-name="ro1">
          <table:table-cell/>
          <table:table-cell table:formula="of:=[.B106]+1" office:value-type="date" office:date-value="2022-12-21" calcext:value-type="date">
            <text:p>2022-12-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1</text:p>
          </table:table-cell>
          <table:table-cell table:number-columns-repeated="3"/>
        </table:table-row>
        <table:table-row table:style-name="ro1">
          <table:table-cell/>
          <table:table-cell table:formula="of:=[.B107]+1" office:value-type="date" office:date-value="2022-12-22" calcext:value-type="date">
            <text:p>2022-12-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2</text:p>
          </table:table-cell>
          <table:table-cell table:number-columns-repeated="3"/>
        </table:table-row>
        <table:table-row table:style-name="ro1">
          <table:table-cell/>
          <table:table-cell table:formula="of:=[.B108]+1" office:value-type="date" office:date-value="2022-12-23" calcext:value-type="date">
            <text:p>2022-12-2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3</text:p>
          </table:table-cell>
          <table:table-cell table:number-columns-repeated="3"/>
        </table:table-row>
        <table:table-row table:style-name="ro1">
          <table:table-cell/>
          <table:table-cell table:formula="of:=[.B109]+1" office:value-type="date" office:date-value="2022-12-24" calcext:value-type="date">
            <text:p>2022-12-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4</text:p>
          </table:table-cell>
          <table:table-cell table:number-columns-repeated="3"/>
        </table:table-row>
        <table:table-row table:style-name="ro1">
          <table:table-cell/>
          <table:table-cell table:formula="of:=[.B110]+1" office:value-type="date" office:date-value="2022-12-25" calcext:value-type="date">
            <text:p>2022-12-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5</text:p>
          </table:table-cell>
          <table:table-cell table:number-columns-repeated="3"/>
        </table:table-row>
        <table:table-row table:style-name="ro1">
          <table:table-cell/>
          <table:table-cell table:formula="of:=[.B111]+1" office:value-type="date" office:date-value="2022-12-26" calcext:value-type="date">
            <text:p>2022-12-2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6</text:p>
          </table:table-cell>
          <table:table-cell table:number-columns-repeated="3"/>
        </table:table-row>
        <table:table-row table:style-name="ro1">
          <table:table-cell/>
          <table:table-cell table:formula="of:=[.B112]+1" office:value-type="date" office:date-value="2022-12-27" calcext:value-type="date">
            <text:p>2022-12-2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7</text:p>
          </table:table-cell>
          <table:table-cell table:number-columns-repeated="3"/>
        </table:table-row>
        <table:table-row table:style-name="ro1">
          <table:table-cell/>
          <table:table-cell table:formula="of:=[.B113]+1" office:value-type="date" office:date-value="2022-12-28" calcext:value-type="date">
            <text:p>2022-12-2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8</text:p>
          </table:table-cell>
          <table:table-cell table:number-columns-repeated="3"/>
        </table:table-row>
        <table:table-row table:style-name="ro1">
          <table:table-cell/>
          <table:table-cell table:formula="of:=[.B114]+1" office:value-type="date" office:date-value="2022-12-29" calcext:value-type="date">
            <text:p>2022-12-2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9</text:p>
          </table:table-cell>
          <table:table-cell table:number-columns-repeated="3"/>
        </table:table-row>
        <table:table-row table:style-name="ro1">
          <table:table-cell/>
          <table:table-cell table:formula="of:=[.B115]+1" office:value-type="date" office:date-value="2022-12-30" calcext:value-type="date">
            <text:p>2022-12-3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B116]+1" office:value-type="date" office:date-value="2022-12-31" calcext:value-type="date">
            <text:p>2022-12-3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1</text:p>
          </table:table-cell>
          <table:table-cell table:number-columns-repeated="3"/>
        </table:table-row>
        <table:table-row table:style-name="ro1">
          <table:table-cell/>
          <table:table-cell table:formula="of:=[.B117]+1" office:value-type="date" office:date-value="2023-01-01" calcext:value-type="date">
            <text:p>2023-01-0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2</text:p>
          </table:table-cell>
          <table:table-cell table:number-columns-repeated="3"/>
        </table:table-row>
        <table:table-row table:style-name="ro1">
          <table:table-cell/>
          <table:table-cell table:formula="of:=[.B118]+1" office:value-type="date" office:date-value="2023-01-02" calcext:value-type="date">
            <text:p>2023-01-0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3</text:p>
          </table:table-cell>
          <table:table-cell table:number-columns-repeated="3"/>
        </table:table-row>
        <table:table-row table:style-name="ro1">
          <table:table-cell/>
          <table:table-cell table:formula="of:=[.B119]+1" office:value-type="date" office:date-value="2023-01-03" calcext:value-type="date">
            <text:p>2023-01-0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120]+1" office:value-type="date" office:date-value="2023-01-04" calcext:value-type="date">
            <text:p>2023-01-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121]+1" office:value-type="date" office:date-value="2023-01-05" calcext:value-type="date">
            <text:p>2023-01-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[.B122]+1" office:value-type="date" office:date-value="2023-01-06" calcext:value-type="date">
            <text:p>2023-01-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123]+1" office:value-type="date" office:date-value="2023-01-07" calcext:value-type="date">
            <text:p>2023-01-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formula="of:=[.B124]+1" office:value-type="date" office:date-value="2023-01-08" calcext:value-type="date">
            <text:p>2023-01-0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formula="of:=[.B125]+1" office:value-type="date" office:date-value="2023-01-09" calcext:value-type="date">
            <text:p>2023-01-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formula="of:=[.B126]+1" office:value-type="date" office:date-value="2023-01-10" calcext:value-type="date">
            <text:p>2023-01-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formula="of:=[.B127]+1" office:value-type="date" office:date-value="2023-01-11" calcext:value-type="date">
            <text:p>2023-01-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formula="of:=[.B128]+1" office:value-type="date" office:date-value="2023-01-12" calcext:value-type="date">
            <text:p>2023-01-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formula="of:=[.B129]+1" office:value-type="date" office:date-value="2023-01-13" calcext:value-type="date">
            <text:p>2023-01-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table:formula="of:=[.B130]+1" office:value-type="date" office:date-value="2023-01-14" calcext:value-type="date">
            <text:p>2023-01-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formula="of:=[.B131]+1" office:value-type="date" office:date-value="2023-01-15" calcext:value-type="date">
            <text:p>2023-01-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formula="of:=[.B132]+1" office:value-type="date" office:date-value="2023-01-16" calcext:value-type="date">
            <text:p>2023-01-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formula="of:=[.B133]+1" office:value-type="date" office:date-value="2023-01-17" calcext:value-type="date">
            <text:p>2023-01-1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formula="of:=[.B134]+1" office:value-type="date" office:date-value="2023-01-18" calcext:value-type="date">
            <text:p>2023-01-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formula="of:=[.B135]+1" office:value-type="date" office:date-value="2023-01-19" calcext:value-type="date">
            <text:p>2023-01-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table:formula="of:=[.B136]+1" office:value-type="date" office:date-value="2023-01-20" calcext:value-type="date">
            <text:p>2023-01-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table:formula="of:=[.B137]+1" office:value-type="date" office:date-value="2023-01-21" calcext:value-type="date">
            <text:p>2023-01-2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table:formula="of:=[.B138]+1" office:value-type="date" office:date-value="2023-01-22" calcext:value-type="date">
            <text:p>2023-01-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formula="of:=[.B139]+1" office:value-type="date" office:date-value="2023-01-23" calcext:value-type="date">
            <text:p>2023-01-2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table:formula="of:=[.B140]+1" office:value-type="date" office:date-value="2023-01-24" calcext:value-type="date">
            <text:p>2023-01-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table:formula="of:=[.B141]+1" office:value-type="date" office:date-value="2023-01-25" calcext:value-type="date">
            <text:p>2023-01-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table:formula="of:=[.B142]+1" office:value-type="date" office:date-value="2023-01-26" calcext:value-type="date">
            <text:p>2023-01-2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table:formula="of:=[.B143]+1" office:value-type="date" office:date-value="2023-01-27" calcext:value-type="date">
            <text:p>2023-01-2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table:formula="of:=[.B144]+1" office:value-type="date" office:date-value="2023-01-28" calcext:value-type="date">
            <text:p>2023-01-2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table:formula="of:=[.B145]+1" office:value-type="date" office:date-value="2023-01-29" calcext:value-type="date">
            <text:p>2023-01-2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table:formula="of:=[.B146]+1" office:value-type="date" office:date-value="2023-01-30" calcext:value-type="date">
            <text:p>2023-01-3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table:formula="of:=[.B147]+1" office:value-type="date" office:date-value="2023-01-31" calcext:value-type="date">
            <text:p>2023-01-3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table:formula="of:=[.B148]+1" office:value-type="date" office:date-value="2023-02-01" calcext:value-type="date">
            <text:p>2023-02-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table:formula="of:=[.B149]+1" office:value-type="date" office:date-value="2023-02-02" calcext:value-type="date">
            <text:p>2023-02-0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table:formula="of:=[.B150]+1" office:value-type="date" office:date-value="2023-02-03" calcext:value-type="date">
            <text:p>2023-02-0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table:formula="of:=[.B151]+1" office:value-type="date" office:date-value="2023-02-04" calcext:value-type="date">
            <text:p>2023-02-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table:formula="of:=[.B152]+1" office:value-type="date" office:date-value="2023-02-05" calcext:value-type="date">
            <text:p>2023-02-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table:formula="of:=[.B153]+1" office:value-type="date" office:date-value="2023-02-06" calcext:value-type="date">
            <text:p>2023-02-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table:formula="of:=[.B154]+1" office:value-type="date" office:date-value="2023-02-07" calcext:value-type="date">
            <text:p>2023-02-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/>
          <table:table-cell table:formula="of:=[.B155]+1" office:value-type="date" office:date-value="2023-02-08" calcext:value-type="date">
            <text:p>2023-02-0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/>
          <table:table-cell table:formula="of:=[.B156]+1" office:value-type="date" office:date-value="2023-02-09" calcext:value-type="date">
            <text:p>2023-02-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/>
          <table:table-cell table:formula="of:=[.B157]+1" office:value-type="date" office:date-value="2023-02-10" calcext:value-type="date">
            <text:p>2023-02-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table:formula="of:=[.B158]+1" office:value-type="date" office:date-value="2023-02-11" calcext:value-type="date">
            <text:p>2023-02-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table:formula="of:=[.B159]+1" office:value-type="date" office:date-value="2023-02-12" calcext:value-type="date">
            <text:p>2023-02-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/>
          <table:table-cell table:formula="of:=[.B160]+1" office:value-type="date" office:date-value="2023-02-13" calcext:value-type="date">
            <text:p>2023-02-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table:formula="of:=[.B161]+1" office:value-type="date" office:date-value="2023-02-14" calcext:value-type="date">
            <text:p>2023-02-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/>
          <table:table-cell table:formula="of:=[.B162]+1" office:value-type="date" office:date-value="2023-02-15" calcext:value-type="date">
            <text:p>2023-02-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/>
          <table:table-cell table:formula="of:=[.B163]+1" office:value-type="date" office:date-value="2023-02-16" calcext:value-type="date">
            <text:p>2023-02-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table:formula="of:=[.B164]+1" office:value-type="date" office:date-value="2023-02-17" calcext:value-type="date">
            <text:p>2023-02-1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/>
          <table:table-cell table:formula="of:=[.B165]+1" office:value-type="date" office:date-value="2023-02-18" calcext:value-type="date">
            <text:p>2023-02-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/>
          <table:table-cell table:formula="of:=[.B166]+1" office:value-type="date" office:date-value="2023-02-19" calcext:value-type="date">
            <text:p>2023-02-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table:formula="of:=[.B167]+1" office:value-type="date" office:date-value="2023-02-20" calcext:value-type="date">
            <text:p>2023-02-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/>
          <table:table-cell table:formula="of:=[.B168]+1" office:value-type="date" office:date-value="2023-02-21" calcext:value-type="date">
            <text:p>2023-02-2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B169]+1" office:value-type="date" office:date-value="2023-02-22" calcext:value-type="date">
            <text:p>2023-02-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/>
          <table:table-cell table:formula="of:=[.B170]+1" office:value-type="date" office:date-value="2023-02-23" calcext:value-type="date">
            <text:p>2023-02-2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/>
          <table:table-cell table:formula="of:=[.B171]+1" office:value-type="date" office:date-value="2023-02-24" calcext:value-type="date">
            <text:p>2023-02-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table:formula="of:=[.B172]+1" office:value-type="date" office:date-value="2023-02-25" calcext:value-type="date">
            <text:p>2023-02-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/>
          <table:table-cell table:formula="of:=[.B173]+1" office:value-type="date" office:date-value="2023-02-26" calcext:value-type="date">
            <text:p>2023-02-2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formula="of:=[.B174]+1" office:value-type="date" office:date-value="2023-02-27" calcext:value-type="date">
            <text:p>2023-02-2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/>
          <table:table-cell table:formula="of:=[.B175]+1" office:value-type="date" office:date-value="2023-02-28" calcext:value-type="date">
            <text:p>2023-02-2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/>
          <table:table-cell table:formula="of:=[.B176]+1" office:value-type="date" office:date-value="2023-03-01" calcext:value-type="date">
            <text:p>2023-03-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table:formula="of:=[.B177]+1" office:value-type="date" office:date-value="2023-03-02" calcext:value-type="date">
            <text:p>2023-03-0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table-cell table:formula="of:=[.B178]+1" office:value-type="date" office:date-value="2023-03-03" calcext:value-type="date">
            <text:p>2023-03-0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table:formula="of:=[.B179]+1" office:value-type="date" office:date-value="2023-03-04" calcext:value-type="date">
            <text:p>2023-03-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/>
          <table:table-cell table:formula="of:=[.B180]+1" office:value-type="date" office:date-value="2023-03-05" calcext:value-type="date">
            <text:p>2023-03-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/>
          <table:table-cell table:formula="of:=[.B181]+1" office:value-type="date" office:date-value="2023-03-06" calcext:value-type="date">
            <text:p>2023-03-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/>
          <table:table-cell table:formula="of:=[.B182]+1" office:value-type="date" office:date-value="2023-03-07" calcext:value-type="date">
            <text:p>2023-03-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/>
          <table:table-cell table:formula="of:=[.B183]+1" office:value-type="date" office:date-value="2023-03-08" calcext:value-type="date">
            <text:p>2023-03-0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/>
          <table:table-cell table:formula="of:=[.B184]+1" office:value-type="date" office:date-value="2023-03-09" calcext:value-type="date">
            <text:p>2023-03-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/>
          <table:table-cell table:formula="of:=[.B185]+1" office:value-type="date" office:date-value="2023-03-10" calcext:value-type="date">
            <text:p>2023-03-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/>
          <table:table-cell table:formula="of:=[.B186]+1" office:value-type="date" office:date-value="2023-03-11" calcext:value-type="date">
            <text:p>2023-03-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/>
          <table:table-cell table:formula="of:=[.B187]+1" office:value-type="date" office:date-value="2023-03-12" calcext:value-type="date">
            <text:p>2023-03-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/>
          <table:table-cell table:formula="of:=[.B188]+1" office:value-type="date" office:date-value="2023-03-13" calcext:value-type="date">
            <text:p>2023-03-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table:formula="of:=[.B189]+1" office:value-type="date" office:date-value="2023-03-14" calcext:value-type="date">
            <text:p>2023-03-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/>
          <table:table-cell table:formula="of:=[.B190]+1" office:value-type="date" office:date-value="2023-03-15" calcext:value-type="date">
            <text:p>2023-03-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/>
          <table:table-cell table:formula="of:=[.B191]+1" office:value-type="date" office:date-value="2023-03-16" calcext:value-type="date">
            <text:p>2023-03-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/>
          <table:table-cell table:formula="of:=[.B192]+1" office:value-type="date" office:date-value="2023-03-17" calcext:value-type="date">
            <text:p>2023-03-1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/>
          <table:table-cell table:formula="of:=[.B193]+1" office:value-type="date" office:date-value="2023-03-18" calcext:value-type="date">
            <text:p>2023-03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194]+1" office:value-type="date" office:date-value="2023-03-19" calcext:value-type="date">
            <text:p>2023-03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195]+1" office:value-type="date" office:date-value="2023-03-20" calcext:value-type="date">
            <text:p>2023-03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[.B196]+1" office:value-type="date" office:date-value="2023-03-21" calcext:value-type="date">
            <text:p>2023-03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197]+1" office:value-type="date" office:date-value="2023-03-22" calcext:value-type="date">
            <text:p>2023-03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formula="of:=[.B198]+1" office:value-type="date" office:date-value="2023-03-23" calcext:value-type="date">
            <text:p>2023-03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formula="of:=[.B199]+1" office:value-type="date" office:date-value="2023-03-24" calcext:value-type="date">
            <text:p>2023-03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formula="of:=[.B200]+1" office:value-type="date" office:date-value="2023-03-25" calcext:value-type="date">
            <text:p>2023-03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formula="of:=[.B201]+1" office:value-type="date" office:date-value="2023-03-26" calcext:value-type="date">
            <text:p>2023-03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formula="of:=[.B202]+1" office:value-type="date" office:date-value="2023-03-27" calcext:value-type="date">
            <text:p>2023-03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formula="of:=[.B203]+1" office:value-type="date" office:date-value="2023-03-28" calcext:value-type="date">
            <text:p>2023-03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table:formula="of:=[.B204]+1" office:value-type="date" office:date-value="2023-03-29" calcext:value-type="date">
            <text:p>2023-03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formula="of:=[.B205]+1" office:value-type="date" office:date-value="2023-03-30" calcext:value-type="date">
            <text:p>2023-03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formula="of:=[.B206]+1" office:value-type="date" office:date-value="2023-03-31" calcext:value-type="date">
            <text:p>2023-03-3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formula="of:=[.B207]+1" office:value-type="date" office:date-value="2023-04-01" calcext:value-type="date">
            <text:p>2023-04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formula="of:=[.B208]+1" office:value-type="date" office:date-value="2023-04-02" calcext:value-type="date">
            <text:p>2023-04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formula="of:=[.B209]+1" office:value-type="date" office:date-value="2023-04-03" calcext:value-type="date">
            <text:p>2023-04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table:formula="of:=[.B210]+1" office:value-type="date" office:date-value="2023-04-04" calcext:value-type="date">
            <text:p>2023-04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table:formula="of:=[.B211]+1" office:value-type="date" office:date-value="2023-04-05" calcext:value-type="date">
            <text:p>2023-04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table:formula="of:=[.B212]+1" office:value-type="date" office:date-value="2023-04-06" calcext:value-type="date">
            <text:p>2023-04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formula="of:=[.B213]+1" office:value-type="date" office:date-value="2023-04-07" calcext:value-type="date">
            <text:p>2023-04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table:formula="of:=[.B214]+1" office:value-type="date" office:date-value="2023-04-08" calcext:value-type="date">
            <text:p>2023-04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table:formula="of:=[.B215]+1" office:value-type="date" office:date-value="2023-04-09" calcext:value-type="date">
            <text:p>2023-04-0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table:formula="of:=[.B216]+1" office:value-type="date" office:date-value="2023-04-10" calcext:value-type="date">
            <text:p>2023-04-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table:formula="of:=[.B217]+1" office:value-type="date" office:date-value="2023-04-11" calcext:value-type="date">
            <text:p>2023-04-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table:formula="of:=[.B218]+1" office:value-type="date" office:date-value="2023-04-12" calcext:value-type="date">
            <text:p>2023-04-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table:formula="of:=[.B219]+1" office:value-type="date" office:date-value="2023-04-13" calcext:value-type="date">
            <text:p>2023-04-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table:formula="of:=[.B220]+1" office:value-type="date" office:date-value="2023-04-14" calcext:value-type="date">
            <text:p>2023-04-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table:formula="of:=[.B221]+1" office:value-type="date" office:date-value="2023-04-15" calcext:value-type="date">
            <text:p>2023-04-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table:formula="of:=[.B222]+1" office:value-type="date" office:date-value="2023-04-16" calcext:value-type="date">
            <text:p>2023-04-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table:formula="of:=[.B223]+1" office:value-type="date" office:date-value="2023-04-17" calcext:value-type="date">
            <text:p>2023-04-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table:formula="of:=[.B224]+1" office:value-type="date" office:date-value="2023-04-18" calcext:value-type="date">
            <text:p>2023-04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table:formula="of:=[.B225]+1" office:value-type="date" office:date-value="2023-04-19" calcext:value-type="date">
            <text:p>2023-04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table:formula="of:=[.B226]+1" office:value-type="date" office:date-value="2023-04-20" calcext:value-type="date">
            <text:p>2023-04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table:formula="of:=[.B227]+1" office:value-type="date" office:date-value="2023-04-21" calcext:value-type="date">
            <text:p>2023-04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table:formula="of:=[.B228]+1" office:value-type="date" office:date-value="2023-04-22" calcext:value-type="date">
            <text:p>2023-04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/>
          <table:table-cell table:formula="of:=[.B229]+1" office:value-type="date" office:date-value="2023-04-23" calcext:value-type="date">
            <text:p>2023-04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/>
          <table:table-cell table:formula="of:=[.B230]+1" office:value-type="date" office:date-value="2023-04-24" calcext:value-type="date">
            <text:p>2023-04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/>
          <table:table-cell table:formula="of:=[.B231]+1" office:value-type="date" office:date-value="2023-04-25" calcext:value-type="date">
            <text:p>2023-04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table:formula="of:=[.B232]+1" office:value-type="date" office:date-value="2023-04-26" calcext:value-type="date">
            <text:p>2023-04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table:formula="of:=[.B233]+1" office:value-type="date" office:date-value="2023-04-27" calcext:value-type="date">
            <text:p>2023-04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/>
          <table:table-cell table:formula="of:=[.B234]+1" office:value-type="date" office:date-value="2023-04-28" calcext:value-type="date">
            <text:p>2023-04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table:formula="of:=[.B235]+1" office:value-type="date" office:date-value="2023-04-29" calcext:value-type="date">
            <text:p>2023-04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/>
          <table:table-cell table:formula="of:=[.B236]+1" office:value-type="date" office:date-value="2023-04-30" calcext:value-type="date">
            <text:p>2023-04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/>
          <table:table-cell table:formula="of:=[.B237]+1" office:value-type="date" office:date-value="2023-05-01" calcext:value-type="date">
            <text:p>2023-05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table:formula="of:=[.B238]+1" office:value-type="date" office:date-value="2023-05-02" calcext:value-type="date">
            <text:p>2023-05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/>
          <table:table-cell table:formula="of:=[.B239]+1" office:value-type="date" office:date-value="2023-05-03" calcext:value-type="date">
            <text:p>2023-05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/>
          <table:table-cell table:formula="of:=[.B240]+1" office:value-type="date" office:date-value="2023-05-04" calcext:value-type="date">
            <text:p>2023-05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table:formula="of:=[.B241]+1" office:value-type="date" office:date-value="2023-05-05" calcext:value-type="date">
            <text:p>2023-05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/>
          <table:table-cell table:formula="of:=[.B242]+1" office:value-type="date" office:date-value="2023-05-06" calcext:value-type="date">
            <text:p>2023-05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B243]+1" office:value-type="date" office:date-value="2023-05-07" calcext:value-type="date">
            <text:p>2023-05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/>
          <table:table-cell table:formula="of:=[.B244]+1" office:value-type="date" office:date-value="2023-05-08" calcext:value-type="date">
            <text:p>2023-05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/>
          <table:table-cell table:formula="of:=[.B245]+1" office:value-type="date" office:date-value="2023-05-09" calcext:value-type="date">
            <text:p>2023-05-0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table:formula="of:=[.B246]+1" office:value-type="date" office:date-value="2023-05-10" calcext:value-type="date">
            <text:p>2023-05-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/>
          <table:table-cell table:formula="of:=[.B247]+1" office:value-type="date" office:date-value="2023-05-11" calcext:value-type="date">
            <text:p>2023-05-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formula="of:=[.B248]+1" office:value-type="date" office:date-value="2023-05-12" calcext:value-type="date">
            <text:p>2023-05-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/>
          <table:table-cell table:formula="of:=[.B249]+1" office:value-type="date" office:date-value="2023-05-13" calcext:value-type="date">
            <text:p>2023-05-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/>
          <table:table-cell table:formula="of:=[.B250]+1" office:value-type="date" office:date-value="2023-05-14" calcext:value-type="date">
            <text:p>2023-05-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table:formula="of:=[.B251]+1" office:value-type="date" office:date-value="2023-05-15" calcext:value-type="date">
            <text:p>2023-05-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table-cell table:formula="of:=[.B252]+1" office:value-type="date" office:date-value="2023-05-16" calcext:value-type="date">
            <text:p>2023-05-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table:formula="of:=[.B253]+1" office:value-type="date" office:date-value="2023-05-17" calcext:value-type="date">
            <text:p>2023-05-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/>
          <table:table-cell table:formula="of:=[.B254]+1" office:value-type="date" office:date-value="2023-05-18" calcext:value-type="date">
            <text:p>2023-05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/>
          <table:table-cell table:formula="of:=[.B255]+1" office:value-type="date" office:date-value="2023-05-19" calcext:value-type="date">
            <text:p>2023-05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/>
          <table:table-cell table:formula="of:=[.B256]+1" office:value-type="date" office:date-value="2023-05-20" calcext:value-type="date">
            <text:p>2023-05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/>
          <table:table-cell table:formula="of:=[.B257]+1" office:value-type="date" office:date-value="2023-05-21" calcext:value-type="date">
            <text:p>2023-05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/>
          <table:table-cell table:formula="of:=[.B258]+1" office:value-type="date" office:date-value="2023-05-22" calcext:value-type="date">
            <text:p>2023-05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/>
          <table:table-cell table:formula="of:=[.B259]+1" office:value-type="date" office:date-value="2023-05-23" calcext:value-type="date">
            <text:p>2023-05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/>
          <table:table-cell table:formula="of:=[.B260]+1" office:value-type="date" office:date-value="2023-05-24" calcext:value-type="date">
            <text:p>2023-05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/>
          <table:table-cell table:formula="of:=[.B261]+1" office:value-type="date" office:date-value="2023-05-25" calcext:value-type="date">
            <text:p>2023-05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/>
          <table:table-cell table:formula="of:=[.B262]+1" office:value-type="date" office:date-value="2023-05-26" calcext:value-type="date">
            <text:p>2023-05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table:formula="of:=[.B263]+1" office:value-type="date" office:date-value="2023-05-27" calcext:value-type="date">
            <text:p>2023-05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/>
          <table:table-cell table:formula="of:=[.B264]+1" office:value-type="date" office:date-value="2023-05-28" calcext:value-type="date">
            <text:p>2023-05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/>
          <table:table-cell table:formula="of:=[.B265]+1" office:value-type="date" office:date-value="2023-05-29" calcext:value-type="date">
            <text:p>2023-05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/>
          <table:table-cell table:formula="of:=[.B266]+1" office:value-type="date" office:date-value="2023-05-30" calcext:value-type="date">
            <text:p>2023-05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/>
          <table:table-cell table:formula="of:=[.B267]+1" office:value-type="date" office:date-value="2023-05-31" calcext:value-type="date">
            <text:p>2023-05-3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/>
          <table:table-cell table:formula="of:=[.B268]+1" office:value-type="date" office:date-value="2023-06-01" calcext:value-type="date">
            <text:p>2023-06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/>
          <table:table-cell table:formula="of:=[.B269]+1" office:value-type="date" office:date-value="2023-06-02" calcext:value-type="date">
            <text:p>2023-06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/>
          <table:table-cell table:formula="of:=[.B270]+1" office:value-type="date" office:date-value="2023-06-03" calcext:value-type="date">
            <text:p>2023-06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/>
          <table:table-cell table:formula="of:=[.B271]+1" office:value-type="date" office:date-value="2023-06-04" calcext:value-type="date">
            <text:p>2023-06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/>
          <table:table-cell table:formula="of:=[.B272]+1" office:value-type="date" office:date-value="2023-06-05" calcext:value-type="date">
            <text:p>2023-06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/>
          <table:table-cell table:formula="of:=[.B273]+1" office:value-type="date" office:date-value="2023-06-06" calcext:value-type="date">
            <text:p>2023-06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/>
          <table:table-cell table:formula="of:=[.B274]+1" office:value-type="date" office:date-value="2023-06-07" calcext:value-type="date">
            <text:p>2023-06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/>
          <table:table-cell table:formula="of:=[.B275]+1" office:value-type="date" office:date-value="2023-06-08" calcext:value-type="date">
            <text:p>2023-06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/>
          <table:table-cell table:formula="of:=[.B276]+1" office:value-type="date" office:date-value="2023-06-09" calcext:value-type="date">
            <text:p>2023-06-0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/>
          <table:table-cell table:formula="of:=[.B277]+1" office:value-type="date" office:date-value="2023-06-10" calcext:value-type="date">
            <text:p>2023-06-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/>
          <table:table-cell table:formula="of:=[.B278]+1" office:value-type="date" office:date-value="2023-06-11" calcext:value-type="date">
            <text:p>2023-06-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/>
          <table:table-cell table:formula="of:=[.B279]+1" office:value-type="date" office:date-value="2023-06-12" calcext:value-type="date">
            <text:p>2023-06-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/>
          <table:table-cell table:formula="of:=[.B280]+1" office:value-type="date" office:date-value="2023-06-13" calcext:value-type="date">
            <text:p>2023-06-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/>
          <table:table-cell table:formula="of:=[.B281]+1" office:value-type="date" office:date-value="2023-06-14" calcext:value-type="date">
            <text:p>2023-06-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/>
          <table:table-cell table:formula="of:=[.B282]+1" office:value-type="date" office:date-value="2023-06-15" calcext:value-type="date">
            <text:p>2023-06-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/>
          <table:table-cell table:formula="of:=[.B283]+1" office:value-type="date" office:date-value="2023-06-16" calcext:value-type="date">
            <text:p>2023-06-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/>
          <table:table-cell table:formula="of:=[.B284]+1" office:value-type="date" office:date-value="2023-06-17" calcext:value-type="date">
            <text:p>2023-06-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/>
          <table:table-cell table:formula="of:=[.B285]+1" office:value-type="date" office:date-value="2023-06-18" calcext:value-type="date">
            <text:p>2023-06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/>
          <table:table-cell table:formula="of:=[.B286]+1" office:value-type="date" office:date-value="2023-06-19" calcext:value-type="date">
            <text:p>2023-06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/>
          <table:table-cell table:formula="of:=[.B287]+1" office:value-type="date" office:date-value="2023-06-20" calcext:value-type="date">
            <text:p>2023-06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/>
          <table:table-cell table:formula="of:=[.B288]+1" office:value-type="date" office:date-value="2023-06-21" calcext:value-type="date">
            <text:p>2023-06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/>
          <table:table-cell table:formula="of:=[.B289]+1" office:value-type="date" office:date-value="2023-06-22" calcext:value-type="date">
            <text:p>2023-06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/>
          <table:table-cell table:formula="of:=[.B290]+1" office:value-type="date" office:date-value="2023-06-23" calcext:value-type="date">
            <text:p>2023-06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/>
          <table:table-cell table:formula="of:=[.B291]+1" office:value-type="date" office:date-value="2023-06-24" calcext:value-type="date">
            <text:p>2023-06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/>
          <table:table-cell table:formula="of:=[.B292]+1" office:value-type="date" office:date-value="2023-06-25" calcext:value-type="date">
            <text:p>2023-06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table:formula="of:=[.B293]+1" office:value-type="date" office:date-value="2023-06-26" calcext:value-type="date">
            <text:p>2023-06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/>
          <table:table-cell table:formula="of:=[.B294]+1" office:value-type="date" office:date-value="2023-06-27" calcext:value-type="date">
            <text:p>2023-06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/>
          <table:table-cell table:formula="of:=[.B295]+1" office:value-type="date" office:date-value="2023-06-28" calcext:value-type="date">
            <text:p>2023-06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/>
          <table:table-cell table:formula="of:=[.B296]+1" office:value-type="date" office:date-value="2023-06-29" calcext:value-type="date">
            <text:p>2023-06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/>
          <table:table-cell table:formula="of:=[.B297]+1" office:value-type="date" office:date-value="2023-06-30" calcext:value-type="date">
            <text:p>2023-06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/>
          <table:table-cell table:formula="of:=[.B298]+1" office:value-type="date" office:date-value="2023-07-01" calcext:value-type="date">
            <text:p>2023-07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/>
          <table:table-cell table:formula="of:=[.B299]+1" office:value-type="date" office:date-value="2023-07-02" calcext:value-type="date">
            <text:p>2023-07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/>
          <table:table-cell table:formula="of:=[.B300]+1" office:value-type="date" office:date-value="2023-07-03" calcext:value-type="date">
            <text:p>2023-07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/>
          <table:table-cell table:formula="of:=[.B301]+1" office:value-type="date" office:date-value="2023-07-04" calcext:value-type="date">
            <text:p>2023-07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/>
          <table:table-cell table:formula="of:=[.B302]+1" office:value-type="date" office:date-value="2023-07-05" calcext:value-type="date">
            <text:p>2023-07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/>
          <table:table-cell table:formula="of:=[.B303]+1" office:value-type="date" office:date-value="2023-07-06" calcext:value-type="date">
            <text:p>2023-07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/>
          <table:table-cell table:formula="of:=[.B304]+1" office:value-type="date" office:date-value="2023-07-07" calcext:value-type="date">
            <text:p>2023-07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/>
          <table:table-cell table:formula="of:=[.B305]+1" office:value-type="date" office:date-value="2023-07-08" calcext:value-type="date">
            <text:p>2023-07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/>
          <table:table-cell table:formula="of:=[.B306]+1" office:value-type="date" office:date-value="2023-07-09" calcext:value-type="date">
            <text:p>2023-07-0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/>
          <table:table-cell table:formula="of:=[.B307]+1" office:value-type="date" office:date-value="2023-07-10" calcext:value-type="date">
            <text:p>2023-07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308]+1" office:value-type="date" office:date-value="2023-07-11" calcext:value-type="date">
            <text:p>2023-07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309]+1" office:value-type="date" office:date-value="2023-07-12" calcext:value-type="date">
            <text:p>2023-07-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[.B310]+1" office:value-type="date" office:date-value="2023-07-13" calcext:value-type="date">
            <text:p>2023-07-1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311]+1" office:value-type="date" office:date-value="2023-07-14" calcext:value-type="date">
            <text:p>2023-07-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formula="of:=[.B312]+1" office:value-type="date" office:date-value="2023-07-15" calcext:value-type="date">
            <text:p>2023-07-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formula="of:=[.B313]+1" office:value-type="date" office:date-value="2023-07-16" calcext:value-type="date">
            <text:p>2023-07-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formula="of:=[.B314]+1" office:value-type="date" office:date-value="2023-07-17" calcext:value-type="date">
            <text:p>2023-07-1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formula="of:=[.B315]+1" office:value-type="date" office:date-value="2023-07-18" calcext:value-type="date">
            <text:p>2023-07-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formula="of:=[.B316]+1" office:value-type="date" office:date-value="2023-07-19" calcext:value-type="date">
            <text:p>2023-07-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formula="of:=[.B317]+1" office:value-type="date" office:date-value="2023-07-20" calcext:value-type="date">
            <text:p>2023-07-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table:formula="of:=[.B318]+1" office:value-type="date" office:date-value="2023-07-21" calcext:value-type="date">
            <text:p>2023-07-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formula="of:=[.B319]+1" office:value-type="date" office:date-value="2023-07-22" calcext:value-type="date">
            <text:p>2023-07-2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formula="of:=[.B320]+1" office:value-type="date" office:date-value="2023-07-23" calcext:value-type="date">
            <text:p>2023-07-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formula="of:=[.B321]+1" office:value-type="date" office:date-value="2023-07-24" calcext:value-type="date">
            <text:p>2023-07-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formula="of:=[.B322]+1" office:value-type="date" office:date-value="2023-07-25" calcext:value-type="date">
            <text:p>2023-07-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formula="of:=[.B323]+1" office:value-type="date" office:date-value="2023-07-26" calcext:value-type="date">
            <text:p>2023-07-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table:formula="of:=[.B324]+1" office:value-type="date" office:date-value="2023-07-27" calcext:value-type="date">
            <text:p>2023-07-2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table:formula="of:=[.B325]+1" office:value-type="date" office:date-value="2023-07-28" calcext:value-type="date">
            <text:p>2023-07-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table:formula="of:=[.B326]+1" office:value-type="date" office:date-value="2023-07-29" calcext:value-type="date">
            <text:p>2023-07-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formula="of:=[.B327]+1" office:value-type="date" office:date-value="2023-07-30" calcext:value-type="date">
            <text:p>2023-07-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table:formula="of:=[.B328]+1" office:value-type="date" office:date-value="2023-07-31" calcext:value-type="date">
            <text:p>2023-07-3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table:formula="of:=[.B329]+1" office:value-type="date" office:date-value="2023-08-01" calcext:value-type="date">
            <text:p>2023-08-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table:formula="of:=[.B330]+1" office:value-type="date" office:date-value="2023-08-02" calcext:value-type="date">
            <text:p>2023-08-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table:formula="of:=[.B331]+1" office:value-type="date" office:date-value="2023-08-03" calcext:value-type="date">
            <text:p>2023-08-0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table:formula="of:=[.B332]+1" office:value-type="date" office:date-value="2023-08-04" calcext:value-type="date">
            <text:p>2023-08-0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table:formula="of:=[.B333]+1" office:value-type="date" office:date-value="2023-08-05" calcext:value-type="date">
            <text:p>2023-08-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table:formula="of:=[.B334]+1" office:value-type="date" office:date-value="2023-08-06" calcext:value-type="date">
            <text:p>2023-08-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table:formula="of:=[.B335]+1" office:value-type="date" office:date-value="2023-08-07" calcext:value-type="date">
            <text:p>2023-08-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table:formula="of:=[.B336]+1" office:value-type="date" office:date-value="2023-08-08" calcext:value-type="date">
            <text:p>2023-08-0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table:formula="of:=[.B337]+1" office:value-type="date" office:date-value="2023-08-09" calcext:value-type="date">
            <text:p>2023-08-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table:formula="of:=[.B338]+1" office:value-type="date" office:date-value="2023-08-10" calcext:value-type="date">
            <text:p>2023-08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table:formula="of:=[.B339]+1" office:value-type="date" office:date-value="2023-08-11" calcext:value-type="date">
            <text:p>2023-08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table:formula="of:=[.B340]+1" office:value-type="date" office:date-value="2023-08-12" calcext:value-type="date">
            <text:p>2023-08-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table:formula="of:=[.B341]+1" office:value-type="date" office:date-value="2023-08-13" calcext:value-type="date">
            <text:p>2023-08-1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table:formula="of:=[.B342]+1" office:value-type="date" office:date-value="2023-08-14" calcext:value-type="date">
            <text:p>2023-08-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/>
          <table:table-cell table:formula="of:=[.B343]+1" office:value-type="date" office:date-value="2023-08-15" calcext:value-type="date">
            <text:p>2023-08-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/>
          <table:table-cell table:formula="of:=[.B344]+1" office:value-type="date" office:date-value="2023-08-16" calcext:value-type="date">
            <text:p>2023-08-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/>
          <table:table-cell table:formula="of:=[.B345]+1" office:value-type="date" office:date-value="2023-08-17" calcext:value-type="date">
            <text:p>2023-08-1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table:formula="of:=[.B346]+1" office:value-type="date" office:date-value="2023-08-18" calcext:value-type="date">
            <text:p>2023-08-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table:formula="of:=[.B347]+1" office:value-type="date" office:date-value="2023-08-19" calcext:value-type="date">
            <text:p>2023-08-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/>
          <table:table-cell table:formula="of:=[.B348]+1" office:value-type="date" office:date-value="2023-08-20" calcext:value-type="date">
            <text:p>2023-08-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table:formula="of:=[.B349]+1" office:value-type="date" office:date-value="2023-08-21" calcext:value-type="date">
            <text:p>2023-08-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/>
          <table:table-cell table:formula="of:=[.B350]+1" office:value-type="date" office:date-value="2023-08-22" calcext:value-type="date">
            <text:p>2023-08-2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/>
          <table:table-cell table:formula="of:=[.B351]+1" office:value-type="date" office:date-value="2023-08-23" calcext:value-type="date">
            <text:p>2023-08-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table:formula="of:=[.B352]+1" office:value-type="date" office:date-value="2023-08-24" calcext:value-type="date">
            <text:p>2023-08-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/>
          <table:table-cell table:formula="of:=[.B353]+1" office:value-type="date" office:date-value="2023-08-25" calcext:value-type="date">
            <text:p>2023-08-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/>
          <table:table-cell table:formula="of:=[.B354]+1" office:value-type="date" office:date-value="2023-08-26" calcext:value-type="date">
            <text:p>2023-08-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table:formula="of:=[.B355]+1" office:value-type="date" office:date-value="2023-08-27" calcext:value-type="date">
            <text:p>2023-08-2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/>
          <table:table-cell table:formula="of:=[.B356]+1" office:value-type="date" office:date-value="2023-08-28" calcext:value-type="date">
            <text:p>2023-08-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B357]+1" office:value-type="date" office:date-value="2023-08-29" calcext:value-type="date">
            <text:p>2023-08-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/>
          <table:table-cell table:formula="of:=[.B358]+1" office:value-type="date" office:date-value="2023-08-30" calcext:value-type="date">
            <text:p>2023-08-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/>
          <table:table-cell table:formula="of:=[.B359]+1" office:value-type="date" office:date-value="2023-08-31" calcext:value-type="date">
            <text:p>2023-08-3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table:formula="of:=[.B360]+1" office:value-type="date" office:date-value="2023-09-01" calcext:value-type="date">
            <text:p>2023-09-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/>
          <table:table-cell table:formula="of:=[.B361]+1" office:value-type="date" office:date-value="2023-09-02" calcext:value-type="date">
            <text:p>2023-09-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formula="of:=[.B362]+1" office:value-type="date" office:date-value="2023-09-03" calcext:value-type="date">
            <text:p>2023-09-0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/>
          <table:table-cell table:formula="of:=[.B363]+1" office:value-type="date" office:date-value="2023-09-04" calcext:value-type="date">
            <text:p>2023-09-0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/>
          <table:table-cell table:formula="of:=[.B364]+1" office:value-type="date" office:date-value="2023-09-05" calcext:value-type="date">
            <text:p>2023-09-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table:formula="of:=[.B365]+1" office:value-type="date" office:date-value="2023-09-06" calcext:value-type="date">
            <text:p>2023-09-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table-cell table:formula="of:=[.B366]+1" office:value-type="date" office:date-value="2023-09-07" calcext:value-type="date">
            <text:p>2023-09-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table:formula="of:=[.B367]+1" office:value-type="date" office:date-value="2023-09-08" calcext:value-type="date">
            <text:p>2023-09-0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/>
          <table:table-cell table:formula="of:=[.B368]+1" office:value-type="date" office:date-value="2023-09-09" calcext:value-type="date">
            <text:p>2023-09-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/>
          <table:table-cell table:formula="of:=[.B369]+1" office:value-type="date" office:date-value="2023-09-10" calcext:value-type="date">
            <text:p>2023-09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/>
          <table:table-cell table:formula="of:=[.B370]+1" office:value-type="date" office:date-value="2023-09-11" calcext:value-type="date">
            <text:p>2023-09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/>
          <table:table-cell table:formula="of:=[.B371]+1" office:value-type="date" office:date-value="2023-09-12" calcext:value-type="date">
            <text:p>2023-09-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/>
          <table:table-cell table:formula="of:=[.B372]+1" office:value-type="date" office:date-value="2023-09-13" calcext:value-type="date">
            <text:p>2023-09-1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/>
          <table:table-cell table:formula="of:=[.B373]+1" office:value-type="date" office:date-value="2023-09-14" calcext:value-type="date">
            <text:p>2023-09-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/>
          <table:table-cell table:formula="of:=[.B374]+1" office:value-type="date" office:date-value="2023-09-15" calcext:value-type="date">
            <text:p>2023-09-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/>
          <table:table-cell table:formula="of:=[.B375]+1" office:value-type="date" office:date-value="2023-09-16" calcext:value-type="date">
            <text:p>2023-09-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/>
          <table:table-cell table:formula="of:=[.B376]+1" office:value-type="date" office:date-value="2023-09-17" calcext:value-type="date">
            <text:p>2023-09-1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table:formula="of:=[.B377]+1" office:value-type="date" office:date-value="2023-09-18" calcext:value-type="date">
            <text:p>2023-09-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/>
          <table:table-cell table:formula="of:=[.B378]+1" office:value-type="date" office:date-value="2023-09-19" calcext:value-type="date">
            <text:p>2023-09-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/>
          <table:table-cell table:formula="of:=[.B379]+1" office:value-type="date" office:date-value="2023-09-20" calcext:value-type="date">
            <text:p>2023-09-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/>
          <table:table-cell table:formula="of:=[.B380]+1" office:value-type="date" office:date-value="2023-09-21" calcext:value-type="date">
            <text:p>2023-09-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/>
          <table:table-cell table:formula="of:=[.B381]+1" office:value-type="date" office:date-value="2023-09-22" calcext:value-type="date">
            <text:p>2023-09-2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/>
          <table:table-cell table:formula="of:=[.B382]+1" office:value-type="date" office:date-value="2023-09-23" calcext:value-type="date">
            <text:p>2023-09-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/>
          <table:table-cell table:formula="of:=[.B383]+1" office:value-type="date" office:date-value="2023-09-24" calcext:value-type="date">
            <text:p>2023-09-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/>
          <table:table-cell table:formula="of:=[.B384]+1" office:value-type="date" office:date-value="2023-09-25" calcext:value-type="date">
            <text:p>2023-09-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/>
          <table:table-cell table:formula="of:=[.B385]+1" office:value-type="date" office:date-value="2023-09-26" calcext:value-type="date">
            <text:p>2023-09-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/>
          <table:table-cell table:formula="of:=[.B386]+1" office:value-type="date" office:date-value="2023-09-27" calcext:value-type="date">
            <text:p>2023-09-2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/>
          <table:table-cell table:formula="of:=[.B387]+1" office:value-type="date" office:date-value="2023-09-28" calcext:value-type="date">
            <text:p>2023-09-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/>
          <table:table-cell table:formula="of:=[.B388]+1" office:value-type="date" office:date-value="2023-09-29" calcext:value-type="date">
            <text:p>2023-09-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/>
          <table:table-cell table:formula="of:=[.B389]+1" office:value-type="date" office:date-value="2023-09-30" calcext:value-type="date">
            <text:p>2023-09-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/>
          <table:table-cell table:formula="of:=[.B390]+1" office:value-type="date" office:date-value="2023-10-01" calcext:value-type="date">
            <text:p>2023-10-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/>
          <table:table-cell table:formula="of:=[.B391]+1" office:value-type="date" office:date-value="2023-10-02" calcext:value-type="date">
            <text:p>2023-10-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/>
          <table:table-cell table:formula="of:=[.B392]+1" office:value-type="date" office:date-value="2023-10-03" calcext:value-type="date">
            <text:p>2023-10-0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/>
          <table:table-cell table:formula="of:=[.B393]+1" office:value-type="date" office:date-value="2023-10-04" calcext:value-type="date">
            <text:p>2023-10-0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/>
          <table:table-cell table:formula="of:=[.B394]+1" office:value-type="date" office:date-value="2023-10-05" calcext:value-type="date">
            <text:p>2023-10-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/>
          <table:table-cell table:formula="of:=[.B395]+1" office:value-type="date" office:date-value="2023-10-06" calcext:value-type="date">
            <text:p>2023-10-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/>
          <table:table-cell table:formula="of:=[.B396]+1" office:value-type="date" office:date-value="2023-10-07" calcext:value-type="date">
            <text:p>2023-10-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/>
          <table:table-cell table:formula="of:=[.B397]+1" office:value-type="date" office:date-value="2023-10-08" calcext:value-type="date">
            <text:p>2023-10-0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/>
          <table:table-cell table:formula="of:=[.B398]+1" office:value-type="date" office:date-value="2023-10-09" calcext:value-type="date">
            <text:p>2023-10-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/>
          <table:table-cell table:formula="of:=[.B399]+1" office:value-type="date" office:date-value="2023-10-10" calcext:value-type="date">
            <text:p>2023-10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/>
          <table:table-cell table:formula="of:=[.B400]+1" office:value-type="date" office:date-value="2023-10-11" calcext:value-type="date">
            <text:p>2023-10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/>
          <table:table-cell table:formula="of:=[.B401]+1" office:value-type="date" office:date-value="2023-10-12" calcext:value-type="date">
            <text:p>2023-10-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/>
          <table:table-cell table:formula="of:=[.B402]+1" office:value-type="date" office:date-value="2023-10-13" calcext:value-type="date">
            <text:p>2023-10-1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403]+1" office:value-type="date" office:date-value="2023-10-14" calcext:value-type="date">
            <text:p>2023-10-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404]+1" office:value-type="date" office:date-value="2023-10-15" calcext:value-type="date">
            <text:p>2023-10-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[.B405]+1" office:value-type="date" office:date-value="2023-10-16" calcext:value-type="date">
            <text:p>2023-10-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406]+1" office:value-type="date" office:date-value="2023-10-17" calcext:value-type="date">
            <text:p>2023-10-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formula="of:=[.B407]+1" office:value-type="date" office:date-value="2023-10-18" calcext:value-type="date">
            <text:p>2023-10-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formula="of:=[.B408]+1" office:value-type="date" office:date-value="2023-10-19" calcext:value-type="date">
            <text:p>2023-10-1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formula="of:=[.B409]+1" office:value-type="date" office:date-value="2023-10-20" calcext:value-type="date">
            <text:p>2023-10-2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formula="of:=[.B410]+1" office:value-type="date" office:date-value="2023-10-21" calcext:value-type="date">
            <text:p>2023-10-2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formula="of:=[.B411]+1" office:value-type="date" office:date-value="2023-10-22" calcext:value-type="date">
            <text:p>2023-10-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formula="of:=[.B412]+1" office:value-type="date" office:date-value="2023-10-23" calcext:value-type="date">
            <text:p>2023-10-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table:formula="of:=[.B413]+1" office:value-type="date" office:date-value="2023-10-24" calcext:value-type="date">
            <text:p>2023-10-2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formula="of:=[.B414]+1" office:value-type="date" office:date-value="2023-10-25" calcext:value-type="date">
            <text:p>2023-10-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formula="of:=[.B415]+1" office:value-type="date" office:date-value="2023-10-26" calcext:value-type="date">
            <text:p>2023-10-2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formula="of:=[.B416]+1" office:value-type="date" office:date-value="2023-10-27" calcext:value-type="date">
            <text:p>2023-10-2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formula="of:=[.B417]+1" office:value-type="date" office:date-value="2023-10-28" calcext:value-type="date">
            <text:p>2023-10-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formula="of:=[.B418]+1" office:value-type="date" office:date-value="2023-10-29" calcext:value-type="date">
            <text:p>2023-10-2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table:formula="of:=[.B419]+1" office:value-type="date" office:date-value="2023-10-30" calcext:value-type="date">
            <text:p>2023-10-3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table:formula="of:=[.B420]+1" office:value-type="date" office:date-value="2023-10-31" calcext:value-type="date">
            <text:p>2023-10-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table:formula="of:=[.B421]+1" office:value-type="date" office:date-value="2023-11-01" calcext:value-type="date">
            <text:p>2023-11-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formula="of:=[.B422]+1" office:value-type="date" office:date-value="2023-11-02" calcext:value-type="date">
            <text:p>2023-11-0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table:formula="of:=[.B423]+1" office:value-type="date" office:date-value="2023-11-03" calcext:value-type="date">
            <text:p>2023-11-0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table:formula="of:=[.B424]+1" office:value-type="date" office:date-value="2023-11-04" calcext:value-type="date">
            <text:p>2023-11-0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table:formula="of:=[.B425]+1" office:value-type="date" office:date-value="2023-11-05" calcext:value-type="date">
            <text:p>2023-11-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table:formula="of:=[.B426]+1" office:value-type="date" office:date-value="2023-11-06" calcext:value-type="date">
            <text:p>2023-11-0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table:formula="of:=[.B427]+1" office:value-type="date" office:date-value="2023-11-07" calcext:value-type="date">
            <text:p>2023-11-0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table:formula="of:=[.B428]+1" office:value-type="date" office:date-value="2023-11-08" calcext:value-type="date">
            <text:p>2023-11-0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table:formula="of:=[.B429]+1" office:value-type="date" office:date-value="2023-11-09" calcext:value-type="date">
            <text:p>2023-11-0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table:formula="of:=[.B430]+1" office:value-type="date" office:date-value="2023-11-10" calcext:value-type="date">
            <text:p>2023-11-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table:formula="of:=[.B431]+1" office:value-type="date" office:date-value="2023-11-11" calcext:value-type="date">
            <text:p>2023-11-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table:formula="of:=[.B432]+1" office:value-type="date" office:date-value="2023-11-12" calcext:value-type="date">
            <text:p>2023-11-1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table:formula="of:=[.B433]+1" office:value-type="date" office:date-value="2023-11-13" calcext:value-type="date">
            <text:p>2023-11-1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table:formula="of:=[.B434]+1" office:value-type="date" office:date-value="2023-11-14" calcext:value-type="date">
            <text:p>2023-11-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table:formula="of:=[.B435]+1" office:value-type="date" office:date-value="2023-11-15" calcext:value-type="date">
            <text:p>2023-11-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table:formula="of:=[.B436]+1" office:value-type="date" office:date-value="2023-11-16" calcext:value-type="date">
            <text:p>2023-11-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table:formula="of:=[.B437]+1" office:value-type="date" office:date-value="2023-11-17" calcext:value-type="date">
            <text:p>2023-11-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/>
          <table:table-cell table:formula="of:=[.B438]+1" office:value-type="date" office:date-value="2023-11-18" calcext:value-type="date">
            <text:p>2023-11-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/>
          <table:table-cell table:formula="of:=[.B439]+1" office:value-type="date" office:date-value="2023-11-19" calcext:value-type="date">
            <text:p>2023-11-1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/>
          <table:table-cell table:formula="of:=[.B440]+1" office:value-type="date" office:date-value="2023-11-20" calcext:value-type="date">
            <text:p>2023-11-2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table:formula="of:=[.B441]+1" office:value-type="date" office:date-value="2023-11-21" calcext:value-type="date">
            <text:p>2023-11-2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table:formula="of:=[.B442]+1" office:value-type="date" office:date-value="2023-11-22" calcext:value-type="date">
            <text:p>2023-11-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/>
          <table:table-cell table:formula="of:=[.B443]+1" office:value-type="date" office:date-value="2023-11-23" calcext:value-type="date">
            <text:p>2023-11-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table:formula="of:=[.B444]+1" office:value-type="date" office:date-value="2023-11-24" calcext:value-type="date">
            <text:p>2023-11-2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/>
          <table:table-cell table:formula="of:=[.B445]+1" office:value-type="date" office:date-value="2023-11-25" calcext:value-type="date">
            <text:p>2023-11-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/>
          <table:table-cell table:formula="of:=[.B446]+1" office:value-type="date" office:date-value="2023-11-26" calcext:value-type="date">
            <text:p>2023-11-2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table:formula="of:=[.B447]+1" office:value-type="date" office:date-value="2023-11-27" calcext:value-type="date">
            <text:p>2023-11-2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/>
          <table:table-cell table:formula="of:=[.B448]+1" office:value-type="date" office:date-value="2023-11-28" calcext:value-type="date">
            <text:p>2023-11-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/>
          <table:table-cell table:formula="of:=[.B449]+1" office:value-type="date" office:date-value="2023-11-29" calcext:value-type="date">
            <text:p>2023-11-2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table:formula="of:=[.B450]+1" office:value-type="date" office:date-value="2023-11-30" calcext:value-type="date">
            <text:p>2023-11-3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/>
          <table:table-cell table:formula="of:=[.B451]+1" office:value-type="date" office:date-value="2023-12-01" calcext:value-type="date">
            <text:p>2023-12-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B452]+1" office:value-type="date" office:date-value="2023-12-02" calcext:value-type="date">
            <text:p>2023-12-0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/>
          <table:table-cell table:formula="of:=[.B453]+1" office:value-type="date" office:date-value="2023-12-03" calcext:value-type="date">
            <text:p>2023-12-0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/>
          <table:table-cell table:formula="of:=[.B454]+1" office:value-type="date" office:date-value="2023-12-04" calcext:value-type="date">
            <text:p>2023-12-0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table:formula="of:=[.B455]+1" office:value-type="date" office:date-value="2023-12-05" calcext:value-type="date">
            <text:p>2023-12-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/>
          <table:table-cell table:formula="of:=[.B456]+1" office:value-type="date" office:date-value="2023-12-06" calcext:value-type="date">
            <text:p>2023-12-0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formula="of:=[.B457]+1" office:value-type="date" office:date-value="2023-12-07" calcext:value-type="date">
            <text:p>2023-12-0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/>
          <table:table-cell table:formula="of:=[.B458]+1" office:value-type="date" office:date-value="2023-12-08" calcext:value-type="date">
            <text:p>2023-12-0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/>
          <table:table-cell table:formula="of:=[.B459]+1" office:value-type="date" office:date-value="2023-12-09" calcext:value-type="date">
            <text:p>2023-12-0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460]+1" office:value-type="date" office:date-value="2023-12-10" calcext:value-type="date">
            <text:p>2023-12-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461]+1" office:value-type="date" office:date-value="2023-12-11" calcext:value-type="date">
            <text:p>2023-12-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[.B462]+1" office:value-type="date" office:date-value="2023-12-12" calcext:value-type="date">
            <text:p>2023-12-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463]+1" office:value-type="date" office:date-value="2023-12-13" calcext:value-type="date">
            <text:p>2023-12-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formula="of:=[.B464]+1" office:value-type="date" office:date-value="2023-12-14" calcext:value-type="date">
            <text:p>2023-12-1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formula="of:=[.B465]+1" office:value-type="date" office:date-value="2023-12-15" calcext:value-type="date">
            <text:p>2023-12-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formula="of:=[.B466]+1" office:value-type="date" office:date-value="2023-12-16" calcext:value-type="date">
            <text:p>2023-12-1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formula="of:=[.B467]+1" office:value-type="date" office:date-value="2023-12-17" calcext:value-type="date">
            <text:p>2023-12-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formula="of:=[.B468]+1" office:value-type="date" office:date-value="2023-12-18" calcext:value-type="date">
            <text:p>2023-12-1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formula="of:=[.B469]+1" office:value-type="date" office:date-value="2023-12-19" calcext:value-type="date">
            <text:p>2023-12-1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table:formula="of:=[.B470]+1" office:value-type="date" office:date-value="2023-12-20" calcext:value-type="date">
            <text:p>2023-12-2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formula="of:=[.B471]+1" office:value-type="date" office:date-value="2023-12-21" calcext:value-type="date">
            <text:p>2023-12-2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formula="of:=[.B472]+1" office:value-type="date" office:date-value="2023-12-22" calcext:value-type="date">
            <text:p>2023-12-2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formula="of:=[.B473]+1" office:value-type="date" office:date-value="2023-12-23" calcext:value-type="date">
            <text:p>2023-12-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formula="of:=[.B474]+1" office:value-type="date" office:date-value="2023-12-24" calcext:value-type="date">
            <text:p>2023-12-2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formula="of:=[.B475]+1" office:value-type="date" office:date-value="2023-12-25" calcext:value-type="date">
            <text:p>2023-12-2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table:formula="of:=[.B476]+1" office:value-type="date" office:date-value="2023-12-26" calcext:value-type="date">
            <text:p>2023-12-2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table:formula="of:=[.B477]+1" office:value-type="date" office:date-value="2023-12-27" calcext:value-type="date">
            <text:p>2023-12-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table:formula="of:=[.B478]+1" office:value-type="date" office:date-value="2023-12-28" calcext:value-type="date">
            <text:p>2023-12-2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formula="of:=[.B479]+1" office:value-type="date" office:date-value="2023-12-29" calcext:value-type="date">
            <text:p>2023-12-2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table:formula="of:=[.B480]+1" office:value-type="date" office:date-value="2023-12-30" calcext:value-type="date">
            <text:p>2023-12-3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table:formula="of:=[.B481]+1" office:value-type="date" office:date-value="2023-12-31" calcext:value-type="date">
            <text:p>2023-12-3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table:formula="of:=[.B482]+1" office:value-type="date" office:date-value="2024-01-01" calcext:value-type="date">
            <text:p>2024-01-0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table:formula="of:=[.B483]+1" office:value-type="date" office:date-value="2024-01-02" calcext:value-type="date">
            <text:p>2024-01-0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table:formula="of:=[.B484]+1" office:value-type="date" office:date-value="2024-01-03" calcext:value-type="date">
            <text:p>2024-01-0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table:formula="of:=[.B485]+1" office:value-type="date" office:date-value="2024-01-04" calcext:value-type="date">
            <text:p>2024-01-0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table:formula="of:=[.B486]+1" office:value-type="date" office:date-value="2024-01-05" calcext:value-type="date">
            <text:p>2024-01-0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table:formula="of:=[.B487]+1" office:value-type="date" office:date-value="2024-01-06" calcext:value-type="date">
            <text:p>2024-01-0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table:formula="of:=[.B488]+1" office:value-type="date" office:date-value="2024-01-07" calcext:value-type="date">
            <text:p>2024-01-0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table:formula="of:=[.B489]+1" office:value-type="date" office:date-value="2024-01-08" calcext:value-type="date">
            <text:p>2024-01-0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table:formula="of:=[.B490]+1" office:value-type="date" office:date-value="2024-01-09" calcext:value-type="date">
            <text:p>2024-01-0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table:formula="of:=[.B491]+1" office:value-type="date" office:date-value="2024-01-10" calcext:value-type="date">
            <text:p>2024-01-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table:formula="of:=[.B492]+1" office:value-type="date" office:date-value="2024-01-11" calcext:value-type="date">
            <text:p>2024-01-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table:formula="of:=[.B493]+1" office:value-type="date" office:date-value="2024-01-12" calcext:value-type="date">
            <text:p>2024-01-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table:formula="of:=[.B494]+1" office:value-type="date" office:date-value="2024-01-13" calcext:value-type="date">
            <text:p>2024-01-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/>
          <table:table-cell table:formula="of:=[.B495]+1" office:value-type="date" office:date-value="2024-01-14" calcext:value-type="date">
            <text:p>2024-01-1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/>
          <table:table-cell table:formula="of:=[.B496]+1" office:value-type="date" office:date-value="2024-01-15" calcext:value-type="date">
            <text:p>2024-01-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/>
          <table:table-cell table:formula="of:=[.B497]+1" office:value-type="date" office:date-value="2024-01-16" calcext:value-type="date">
            <text:p>2024-01-1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table:formula="of:=[.B498]+1" office:value-type="date" office:date-value="2024-01-17" calcext:value-type="date">
            <text:p>2024-01-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table:formula="of:=[.B499]+1" office:value-type="date" office:date-value="2024-01-18" calcext:value-type="date">
            <text:p>2024-01-1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/>
          <table:table-cell table:formula="of:=[.B500]+1" office:value-type="date" office:date-value="2024-01-19" calcext:value-type="date">
            <text:p>2024-01-1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table:formula="of:=[.B501]+1" office:value-type="date" office:date-value="2024-01-20" calcext:value-type="date">
            <text:p>2024-01-2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/>
          <table:table-cell table:formula="of:=[.B502]+1" office:value-type="date" office:date-value="2024-01-21" calcext:value-type="date">
            <text:p>2024-01-2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/>
          <table:table-cell table:formula="of:=[.B503]+1" office:value-type="date" office:date-value="2024-01-22" calcext:value-type="date">
            <text:p>2024-01-2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table:formula="of:=[.B504]+1" office:value-type="date" office:date-value="2024-01-23" calcext:value-type="date">
            <text:p>2024-01-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/>
          <table:table-cell table:formula="of:=[.B505]+1" office:value-type="date" office:date-value="2024-01-24" calcext:value-type="date">
            <text:p>2024-01-2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/>
          <table:table-cell table:formula="of:=[.B506]+1" office:value-type="date" office:date-value="2024-01-25" calcext:value-type="date">
            <text:p>2024-01-2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table:formula="of:=[.B507]+1" office:value-type="date" office:date-value="2024-01-26" calcext:value-type="date">
            <text:p>2024-01-2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/>
          <table:table-cell table:formula="of:=[.B508]+1" office:value-type="date" office:date-value="2024-01-27" calcext:value-type="date">
            <text:p>2024-01-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B509]+1" office:value-type="date" office:date-value="2024-01-28" calcext:value-type="date">
            <text:p>2024-01-2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/>
          <table:table-cell table:formula="of:=[.B510]+1" office:value-type="date" office:date-value="2024-01-29" calcext:value-type="date">
            <text:p>2024-01-2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/>
          <table:table-cell table:formula="of:=[.B511]+1" office:value-type="date" office:date-value="2024-01-30" calcext:value-type="date">
            <text:p>2024-01-3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table:formula="of:=[.B512]+1" office:value-type="date" office:date-value="2024-01-31" calcext:value-type="date">
            <text:p>2024-01-3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/>
          <table:table-cell table:formula="of:=[.B513]+1" office:value-type="date" office:date-value="2024-02-01" calcext:value-type="date">
            <text:p>2024-02-0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formula="of:=[.B514]+1" office:value-type="date" office:date-value="2024-02-02" calcext:value-type="date">
            <text:p>2024-02-0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/>
          <table:table-cell table:formula="of:=[.B515]+1" office:value-type="date" office:date-value="2024-02-03" calcext:value-type="date">
            <text:p>2024-02-0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/>
          <table:table-cell table:formula="of:=[.B516]+1" office:value-type="date" office:date-value="2024-02-04" calcext:value-type="date">
            <text:p>2024-02-0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table:formula="of:=[.B517]+1" office:value-type="date" office:date-value="2024-02-05" calcext:value-type="date">
            <text:p>2024-02-0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table-cell table:formula="of:=[.B518]+1" office:value-type="date" office:date-value="2024-02-06" calcext:value-type="date">
            <text:p>2024-02-0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table:formula="of:=[.B519]+1" office:value-type="date" office:date-value="2024-02-07" calcext:value-type="date">
            <text:p>2024-02-0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/>
          <table:table-cell table:formula="of:=[.B520]+1" office:value-type="date" office:date-value="2024-02-08" calcext:value-type="date">
            <text:p>2024-02-0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/>
          <table:table-cell table:formula="of:=[.B521]+1" office:value-type="date" office:date-value="2024-02-09" calcext:value-type="date">
            <text:p>2024-02-0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/>
          <table:table-cell table:formula="of:=[.B522]+1" office:value-type="date" office:date-value="2024-02-10" calcext:value-type="date">
            <text:p>2024-02-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523]+1" office:value-type="date" office:date-value="2024-02-11" calcext:value-type="date">
            <text:p>2024-02-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524]+1" office:value-type="date" office:date-value="2024-02-12" calcext:value-type="date">
            <text:p>2024-02-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[.B525]+1" office:value-type="date" office:date-value="2024-02-13" calcext:value-type="date">
            <text:p>2024-02-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526]+1" office:value-type="date" office:date-value="2024-02-14" calcext:value-type="date">
            <text:p>2024-02-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formula="of:=[.B527]+1" office:value-type="date" office:date-value="2024-02-15" calcext:value-type="date">
            <text:p>2024-02-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formula="of:=[.B528]+1" office:value-type="date" office:date-value="2024-02-16" calcext:value-type="date">
            <text:p>2024-02-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formula="of:=[.B529]+1" office:value-type="date" office:date-value="2024-02-17" calcext:value-type="date">
            <text:p>2024-02-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formula="of:=[.B530]+1" office:value-type="date" office:date-value="2024-02-18" calcext:value-type="date">
            <text:p>2024-02-1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formula="of:=[.B531]+1" office:value-type="date" office:date-value="2024-02-19" calcext:value-type="date">
            <text:p>2024-02-1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formula="of:=[.B532]+1" office:value-type="date" office:date-value="2024-02-20" calcext:value-type="date">
            <text:p>2024-02-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table:formula="of:=[.B533]+1" office:value-type="date" office:date-value="2024-02-21" calcext:value-type="date">
            <text:p>2024-02-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formula="of:=[.B534]+1" office:value-type="date" office:date-value="2024-02-22" calcext:value-type="date">
            <text:p>2024-02-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formula="of:=[.B535]+1" office:value-type="date" office:date-value="2024-02-23" calcext:value-type="date">
            <text:p>2024-02-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formula="of:=[.B536]+1" office:value-type="date" office:date-value="2024-02-24" calcext:value-type="date">
            <text:p>2024-02-2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formula="of:=[.B537]+1" office:value-type="date" office:date-value="2024-02-25" calcext:value-type="date">
            <text:p>2024-02-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formula="of:=[.B538]+1" office:value-type="date" office:date-value="2024-02-26" calcext:value-type="date">
            <text:p>2024-02-2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table:formula="of:=[.B539]+1" office:value-type="date" office:date-value="2024-02-27" calcext:value-type="date">
            <text:p>2024-02-2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table:formula="of:=[.B540]+1" office:value-type="date" office:date-value="2024-02-28" calcext:value-type="date">
            <text:p>2024-02-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table:formula="of:=[.B541]+1" office:value-type="date" office:date-value="2024-02-29" calcext:value-type="date">
            <text:p>2024-02-2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formula="of:=[.B542]+1" office:value-type="date" office:date-value="2024-03-01" calcext:value-type="date">
            <text:p>2024-03-0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table:formula="of:=[.B543]+1" office:value-type="date" office:date-value="2024-03-02" calcext:value-type="date">
            <text:p>2024-03-0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table:formula="of:=[.B544]+1" office:value-type="date" office:date-value="2024-03-03" calcext:value-type="date">
            <text:p>2024-03-0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table:formula="of:=[.B545]+1" office:value-type="date" office:date-value="2024-03-04" calcext:value-type="date">
            <text:p>2024-03-0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table:formula="of:=[.B546]+1" office:value-type="date" office:date-value="2024-03-05" calcext:value-type="date">
            <text:p>2024-03-0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table:formula="of:=[.B547]+1" office:value-type="date" office:date-value="2024-03-06" calcext:value-type="date">
            <text:p>2024-03-0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table:formula="of:=[.B548]+1" office:value-type="date" office:date-value="2024-03-07" calcext:value-type="date">
            <text:p>2024-03-0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table:formula="of:=[.B549]+1" office:value-type="date" office:date-value="2024-03-08" calcext:value-type="date">
            <text:p>2024-03-0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table:formula="of:=[.B550]+1" office:value-type="date" office:date-value="2024-03-09" calcext:value-type="date">
            <text:p>2024-03-0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table:formula="of:=[.B551]+1" office:value-type="date" office:date-value="2024-03-10" calcext:value-type="date">
            <text:p>2024-03-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table:formula="of:=[.B552]+1" office:value-type="date" office:date-value="2024-03-11" calcext:value-type="date">
            <text:p>2024-03-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table:formula="of:=[.B553]+1" office:value-type="date" office:date-value="2024-03-12" calcext:value-type="date">
            <text:p>2024-03-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table:formula="of:=[.B554]+1" office:value-type="date" office:date-value="2024-03-13" calcext:value-type="date">
            <text:p>2024-03-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table:formula="of:=[.B555]+1" office:value-type="date" office:date-value="2024-03-14" calcext:value-type="date">
            <text:p>2024-03-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table:formula="of:=[.B556]+1" office:value-type="date" office:date-value="2024-03-15" calcext:value-type="date">
            <text:p>2024-03-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table:formula="of:=[.B557]+1" office:value-type="date" office:date-value="2024-03-16" calcext:value-type="date">
            <text:p>2024-03-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/>
          <table:table-cell table:formula="of:=[.B558]+1" office:value-type="date" office:date-value="2024-03-17" calcext:value-type="date">
            <text:p>2024-03-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/>
          <table:table-cell table:formula="of:=[.B559]+1" office:value-type="date" office:date-value="2024-03-18" calcext:value-type="date">
            <text:p>2024-03-1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/>
          <table:table-cell table:formula="of:=[.B560]+1" office:value-type="date" office:date-value="2024-03-19" calcext:value-type="date">
            <text:p>2024-03-1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table:formula="of:=[.B561]+1" office:value-type="date" office:date-value="2024-03-20" calcext:value-type="date">
            <text:p>2024-03-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table:formula="of:=[.B562]+1" office:value-type="date" office:date-value="2024-03-21" calcext:value-type="date">
            <text:p>2024-03-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/>
          <table:table-cell table:formula="of:=[.B563]+1" office:value-type="date" office:date-value="2024-03-22" calcext:value-type="date">
            <text:p>2024-03-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table:formula="of:=[.B564]+1" office:value-type="date" office:date-value="2024-03-23" calcext:value-type="date">
            <text:p>2024-03-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/>
          <table:table-cell table:formula="of:=[.B565]+1" office:value-type="date" office:date-value="2024-03-24" calcext:value-type="date">
            <text:p>2024-03-2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/>
          <table:table-cell table:formula="of:=[.B566]+1" office:value-type="date" office:date-value="2024-03-25" calcext:value-type="date">
            <text:p>2024-03-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table:formula="of:=[.B567]+1" office:value-type="date" office:date-value="2024-03-26" calcext:value-type="date">
            <text:p>2024-03-2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/>
          <table:table-cell table:formula="of:=[.B568]+1" office:value-type="date" office:date-value="2024-03-27" calcext:value-type="date">
            <text:p>2024-03-2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/>
          <table:table-cell table:formula="of:=[.B569]+1" office:value-type="date" office:date-value="2024-03-28" calcext:value-type="date">
            <text:p>2024-03-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table:formula="of:=[.B570]+1" office:value-type="date" office:date-value="2024-03-29" calcext:value-type="date">
            <text:p>2024-03-2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/>
          <table:table-cell table:formula="of:=[.B571]+1" office:value-type="date" office:date-value="2024-03-30" calcext:value-type="date">
            <text:p>2024-03-3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B572]+1" office:value-type="date" office:date-value="2024-03-31" calcext:value-type="date">
            <text:p>2024-03-3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/>
          <table:table-cell table:formula="of:=[.B573]+1" office:value-type="date" office:date-value="2024-04-01" calcext:value-type="date">
            <text:p>2024-04-0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/>
          <table:table-cell table:formula="of:=[.B574]+1" office:value-type="date" office:date-value="2024-04-02" calcext:value-type="date">
            <text:p>2024-04-0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table:formula="of:=[.B575]+1" office:value-type="date" office:date-value="2024-04-03" calcext:value-type="date">
            <text:p>2024-04-0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/>
          <table:table-cell table:formula="of:=[.B576]+1" office:value-type="date" office:date-value="2024-04-04" calcext:value-type="date">
            <text:p>2024-04-0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formula="of:=[.B577]+1" office:value-type="date" office:date-value="2024-04-05" calcext:value-type="date">
            <text:p>2024-04-0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/>
          <table:table-cell table:formula="of:=[.B578]+1" office:value-type="date" office:date-value="2024-04-06" calcext:value-type="date">
            <text:p>2024-04-0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/>
          <table:table-cell table:formula="of:=[.B579]+1" office:value-type="date" office:date-value="2024-04-07" calcext:value-type="date">
            <text:p>2024-04-0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table:formula="of:=[.B580]+1" office:value-type="date" office:date-value="2024-04-08" calcext:value-type="date">
            <text:p>2024-04-0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table-cell table:formula="of:=[.B581]+1" office:value-type="date" office:date-value="2024-04-09" calcext:value-type="date">
            <text:p>2024-04-0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table:formula="of:=[.B582]+1" office:value-type="date" office:date-value="2024-04-10" calcext:value-type="date">
            <text:p>2024-04-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/>
          <table:table-cell table:formula="of:=[.B583]+1" office:value-type="date" office:date-value="2024-04-11" calcext:value-type="date">
            <text:p>2024-04-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/>
          <table:table-cell table:formula="of:=[.B584]+1" office:value-type="date" office:date-value="2024-04-12" calcext:value-type="date">
            <text:p>2024-04-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/>
          <table:table-cell table:formula="of:=[.B585]+1" office:value-type="date" office:date-value="2024-04-13" calcext:value-type="date">
            <text:p>2024-04-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/>
          <table:table-cell table:formula="of:=[.B586]+1" office:value-type="date" office:date-value="2024-04-14" calcext:value-type="date">
            <text:p>2024-04-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/>
          <table:table-cell table:formula="of:=[.B587]+1" office:value-type="date" office:date-value="2024-04-15" calcext:value-type="date">
            <text:p>2024-04-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/>
          <table:table-cell table:formula="of:=[.B588]+1" office:value-type="date" office:date-value="2024-04-16" calcext:value-type="date">
            <text:p>2024-04-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/>
          <table:table-cell table:formula="of:=[.B589]+1" office:value-type="date" office:date-value="2024-04-17" calcext:value-type="date">
            <text:p>2024-04-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/>
          <table:table-cell table:formula="of:=[.B590]+1" office:value-type="date" office:date-value="2024-04-18" calcext:value-type="date">
            <text:p>2024-04-18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formula="of:=[.B591]+1" office:value-type="date" office:date-value="2024-04-19" calcext:value-type="date">
            <text:p>2024-04-19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formula="of:=[.B592]+1" office:value-type="date" office:date-value="2024-04-20" calcext:value-type="date">
            <text:p>2024-04-20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formula="of:=[.B593]+1" office:value-type="date" office:date-value="2024-04-21" calcext:value-type="date">
            <text:p>2024-04-21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formula="of:=[.B594]+1" office:value-type="date" office:date-value="2024-04-22" calcext:value-type="date">
            <text:p>2024-04-22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formula="of:=[.B595]+1" office:value-type="date" office:date-value="2024-04-23" calcext:value-type="date">
            <text:p>2024-04-2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formula="of:=[.B596]+1" office:value-type="date" office:date-value="2024-04-24" calcext:value-type="date">
            <text:p>2024-04-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formula="of:=[.B597]+1" office:value-type="date" office:date-value="2024-04-25" calcext:value-type="date">
            <text:p>2024-04-25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formula="of:=[.B598]+1" office:value-type="date" office:date-value="2024-04-26" calcext:value-type="date">
            <text:p>2024-04-26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574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7">00/00/0000</text:date>, <text:time style:data-style-name="N2" text:time-value="18:52:39.877123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4T21:39:38.878499748</meta:creation-date>
    <dc:date>2022-12-27T18:54:02.347741834</dc:date>
    <meta:editing-duration>PT5H7M23S</meta:editing-duration>
    <meta:editing-cycles>8</meta:editing-cycles>
    <meta:generator>LibreOffice/7.0.4.2$Linux_X86_64 LibreOffice_project/00$Build-2</meta:generator>
    <meta:document-statistic meta:table-count="1" meta:cell-count="1845" meta:object-count="0"/>
  </office:meta>
</office:document-meta>
</file>